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Cantarell" svg:font-family="Cantarell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5.6986in" fo:margin-top="0in" fo:margin-bottom="0in" table:align="center" style:writing-mode="lr-tb"/>
    </style:style>
    <style:style style:name="Table1.A" style:family="table-column">
      <style:table-column-properties style:column-width="3.15in"/>
    </style:style>
    <style:style style:name="Table1.B" style:family="table-column">
      <style:table-column-properties style:column-width="2.54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5125in" fo:margin-top="0in" fo:margin-bottom="0in" table:align="center" style:writing-mode="lr-tb"/>
    </style:style>
    <style:style style:name="Table2.A" style:family="table-column">
      <style:table-column-properties style:column-width="1.5743in"/>
    </style:style>
    <style:style style:name="Table2.B" style:family="table-column">
      <style:table-column-properties style:column-width="3.938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3.4083in" fo:margin-top="0in" fo:margin-bottom="0in" table:align="center" style:writing-mode="lr-tb"/>
    </style:style>
    <style:style style:name="Table3.A" style:family="table-column">
      <style:table-column-properties style:column-width="0.9542in"/>
    </style:style>
    <style:style style:name="Table3.B" style:family="table-column">
      <style:table-column-properties style:column-width="0.8875in"/>
    </style:style>
    <style:style style:name="Table3.C" style:family="table-column">
      <style:table-column-properties style:column-width="0.9153in"/>
    </style:style>
    <style:style style:name="Table3.D" style:family="table-column">
      <style:table-column-properties style:column-width="0.651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9063in" fo:margin-top="0in" fo:margin-bottom="0in" table:align="center" style:writing-mode="lr-tb"/>
    </style:style>
    <style:style style:name="Table4.A" style:family="table-column">
      <style:table-column-properties style:column-width="1.968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2.4056in" fo:margin-left="1.6958in" fo:margin-top="0in" fo:margin-bottom="0in" table:align="left" style:writing-mode="lr-tb"/>
    </style:style>
    <style:style style:name="Table5.A" style:family="table-column">
      <style:table-column-properties style:column-width="1.2215in"/>
    </style:style>
    <style:style style:name="Table5.B" style:family="table-column">
      <style:table-column-properties style:column-width="0.2465in"/>
    </style:style>
    <style:style style:name="Table5.C" style:family="table-column">
      <style:table-column-properties style:column-width="0.2368in"/>
    </style:style>
    <style:style style:name="Table5.D" style:family="table-column">
      <style:table-column-properties style:column-width="0.2271in"/>
    </style:style>
    <style:style style:name="Table5.E" style:family="table-column">
      <style:table-column-properties style:column-width="0.2458in"/>
    </style:style>
    <style:style style:name="Table5.F" style:family="table-column">
      <style:table-column-properties style:column-width="0.227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15%" fo:text-align="justify" style:justify-single-word="false"/>
    </style:style>
    <style:style style:name="P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officeooo:paragraph-rsid="00032ff8"/>
    </style:style>
    <style:style style:name="P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officeooo:paragraph-rsid="00057fd7"/>
    </style:style>
    <style:style style:name="P4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officeooo:paragraph-rsid="003b0199"/>
    </style:style>
    <style:style style:name="P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style:font-name-asian="Calibri1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style:text-underline-style="solid" style:text-underline-width="auto" style:text-underline-color="font-color" style:font-name-asian="Calibri1" style:font-name-complex="Times New Roman1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paragraph-rsid="0013d6b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paragraph-rsid="0039370d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097178" officeooo:paragraph-rsid="00097178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13d6b2" officeooo:paragraph-rsid="0013d6b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17eea0" officeooo:paragraph-rsid="0017eea0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fo:font-style="italic" officeooo:rsid="0013d6b2" officeooo:paragraph-rsid="0013d6b2" style:letter-kerning="false" style:font-name-asian="Calibri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fo:font-style="italic" officeooo:paragraph-rsid="0013d6b2" style:letter-kerning="false" style:font-name-asian="Calibri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P1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Calibri" fo:font-size="7pt" fo:font-weight="bold" style:font-name-asian="Calibri1" style:font-size-asian="7pt" style:font-weight-asian="bold" style:font-name-complex="Times New Roman1"/>
    </style:style>
    <style:style style:name="P1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font-size="11pt" fo:language="fr" fo:country="FR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font-size="11pt" fo:language="fr" fo:country="FR" style:letter-kerning="false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font-size="11pt" fo:language="fr" fo:country="FR" style:letter-kerning="false" style:font-size-asian="11pt" style:language-asian="en" style:country-asian="US" style:font-name-complex="Calibri1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officeooo:rsid="00032ff8" officeooo:paragraph-rsid="00032ff8"/>
    </style:style>
    <style:style style:name="P2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</style:style>
    <style:style style:name="P2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officeooo:paragraph-rsid="00097178"/>
    </style:style>
    <style:style style:name="P26" style:family="paragraph" style:parent-style-name="Standard">
      <style:paragraph-properties fo:margin-top="0.0835in" fo:margin-bottom="0in" style:contextual-spacing="false" fo:line-height="115%" fo:text-align="justify" style:justify-single-word="false"/>
    </style:style>
    <style:style style:name="P27" style:family="paragraph" style:parent-style-name="Standard">
      <style:paragraph-properties fo:margin-top="0.0835in" fo:margin-bottom="0in" style:contextual-spacing="false" fo:line-height="115%" fo:text-align="justify" style:justify-single-word="false"/>
      <style:text-properties style:font-name="Calibri" style:text-underline-style="solid" style:text-underline-width="auto" style:text-underline-color="font-color" fo:font-weight="bold" style:font-name-asian="Calibri1" style:font-weight-asian="bold" style:font-name-complex="Times New Roman1"/>
    </style:style>
    <style:style style:name="P28" style:family="paragraph" style:parent-style-name="Standard">
      <style:paragraph-properties fo:margin-left="0.4925in" fo:margin-right="0in" fo:margin-top="0in" fo:margin-bottom="0in" style:contextual-spacing="false" fo:line-height="115%" fo:text-align="justify" style:justify-single-word="false" fo:text-indent="0in" style:auto-text-indent="false"/>
    </style:style>
    <style:style style:name="P29" style:family="paragraph" style:parent-style-name="Standard">
      <style:paragraph-properties fo:margin-left="0.4925in" fo:margin-right="0in" fo:margin-top="0in" fo:margin-bottom="0in" style:contextual-spacing="false" fo:line-height="115%" fo:text-align="justify" style:justify-single-word="false" fo:text-indent="0.4925in" style:auto-text-indent="false"/>
    </style:style>
    <style:style style:name="P30" style:family="paragraph" style:parent-style-name="Standard">
      <style:paragraph-properties fo:margin-left="0.9846in" fo:margin-right="0in" fo:margin-top="0in" fo:margin-bottom="0in" style:contextual-spacing="false" fo:line-height="115%" fo:text-align="justify" style:justify-single-word="false" fo:text-indent="0in" style:auto-text-indent="false"/>
    </style:style>
    <style:style style:name="P31" style:family="paragraph" style:parent-style-name="Standard">
      <style:paragraph-properties fo:margin-left="0.9846in" fo:margin-right="0in" fo:margin-top="0in" fo:margin-bottom="0in" style:contextual-spacing="false" fo:line-height="115%" fo:text-align="justify" style:justify-single-word="false" fo:text-indent="0.4925in" style:auto-text-indent="false"/>
    </style:style>
    <style:style style:name="P32" style:family="paragraph" style:parent-style-name="Standard">
      <style:paragraph-properties fo:margin-top="0.1665in" fo:margin-bottom="0in" style:contextual-spacing="false" fo:line-height="115%" fo:text-align="justify" style:justify-single-word="false"/>
    </style:style>
    <style:style style:name="P33" style:family="paragraph" style:parent-style-name="Standard">
      <style:paragraph-properties fo:margin-top="0.1665in" fo:margin-bottom="0in" style:contextual-spacing="false" fo:line-height="115%" fo:text-align="justify" style:justify-single-word="false"/>
      <style:text-properties style:font-name="Calibri" fo:language="en" fo:country="US" style:text-underline-style="solid" style:text-underline-width="auto" style:text-underline-color="font-color" fo:font-weight="bold" style:font-name-asian="Calibri1" style:font-weight-asian="bold" style:font-name-complex="Times New Roman1"/>
    </style:style>
    <style:style style:name="P34" style:family="paragraph" style:parent-style-name="Standard">
      <style:paragraph-properties fo:margin-top="0.1665in" fo:margin-bottom="0in" style:contextual-spacing="false" fo:line-height="115%" fo:text-align="start" style:justify-single-word="false"/>
      <style:text-properties style:font-name="Calibri" fo:language="en" fo:country="US" style:text-underline-style="none" fo:font-weight="normal" officeooo:rsid="001c56b5" officeooo:paragraph-rsid="001c56b5" style:font-name-asian="Calibri1" style:font-weight-asian="normal" style:font-name-complex="Times New Roman1" style:font-weight-complex="normal"/>
    </style:style>
    <style:style style:name="P35" style:family="paragraph" style:parent-style-name="Standard">
      <style:paragraph-properties fo:margin-top="0.1665in" fo:margin-bottom="0in" style:contextual-spacing="false" fo:line-height="115%" fo:text-align="justify" style:justify-single-word="false"/>
      <style:text-properties style:font-name="Calibri" style:text-underline-style="solid" style:text-underline-width="auto" style:text-underline-color="font-color" style:font-name-asian="Calibri1" style:font-name-complex="Times New Roman1"/>
    </style:style>
    <style:style style:name="P36" style:family="paragraph" style:parent-style-name="Standard">
      <style:paragraph-properties fo:margin-top="0.1665in" fo:margin-bottom="0in" style:contextual-spacing="false" fo:line-height="115%" fo:text-align="justify" style:justify-single-word="false"/>
      <style:text-properties style:font-name="Calibri" style:text-underline-style="none" fo:font-weight="normal" officeooo:paragraph-rsid="0022161d" style:font-name-asian="Calibri1" style:font-weight-asian="normal" style:font-name-complex="Times New Roman1"/>
    </style:style>
    <style:style style:name="P37" style:family="paragraph" style:parent-style-name="Standard">
      <style:paragraph-properties fo:margin-top="0.1665in" fo:margin-bottom="0in" style:contextual-spacing="false" fo:line-height="115%" fo:text-align="justify" style:justify-single-word="false"/>
      <style:text-properties style:font-name="Calibri" style:text-underline-style="none" officeooo:rsid="00265c37" officeooo:paragraph-rsid="00265c37" style:font-name-asian="Calibri1" style:font-name-complex="Times New Roman1"/>
    </style:style>
    <style:style style:name="P38" style:family="paragraph" style:parent-style-name="Standard">
      <style:paragraph-properties fo:margin-top="0.1665in" fo:margin-bottom="0in" style:contextual-spacing="false" fo:line-height="115%" fo:text-align="justify" style:justify-single-word="false" fo:break-before="page"/>
    </style:style>
    <style:style style:name="P39" style:family="paragraph" style:parent-style-name="Standard">
      <style:paragraph-properties fo:margin-left="0.5in" fo:margin-right="0in" fo:margin-top="0in" fo:margin-bottom="0in" style:contextual-spacing="true" fo:line-height="115%" fo:text-align="justify" style:justify-single-word="false" fo:text-indent="0in" style:auto-text-indent="false"/>
    </style:style>
    <style:style style:name="P40" style:family="paragraph" style:parent-style-name="Standard">
      <style:paragraph-properties fo:margin-left="0.5in" fo:margin-right="0in" fo:margin-top="0in" fo:margin-bottom="0in" style:contextual-spacing="true" fo:line-height="115%" fo:text-align="justify" style:justify-single-word="false" fo:text-indent="0in" style:auto-text-indent="false"/>
      <style:text-properties officeooo:paragraph-rsid="003b0199"/>
    </style:style>
    <style:style style:name="P41" style:family="paragraph" style:parent-style-name="Standard">
      <style:paragraph-properties fo:margin-left="0.5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Calibri" style:font-name-asian="Calibri1" style:font-name-complex="Times New Roman1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/>
      <style:text-properties style:font-name="Calibri" style:font-name-asian="Calibri1" style:font-name-complex="Times New Roman1"/>
    </style:style>
    <style:style style:name="P43" style:family="paragraph" style:parent-style-name="Standard" style:list-style-name="" style:master-page-name="Standard">
      <style:paragraph-properties fo:margin-top="0.0835in" fo:margin-bottom="0.0835in" style:contextual-spacing="false" fo:line-height="100%" fo:text-align="center" style:justify-single-word="false" style:page-number="auto" fo:break-before="page" fo:padding-left="0.0555in" fo:padding-right="0.0555in" fo:padding-top="0.0138in" fo:padding-bottom="0.0138in" fo:border="0.51pt solid #000000" style:shadow="none" style:punctuation-wrap="hanging" style:vertical-align="baseline"/>
      <style:text-properties style:font-name="Calibri" fo:font-size="14pt" fo:font-weight="bold" style:font-name-asian="Times New Roman1" style:font-size-asian="14pt" style:language-asian="fr" style:country-asian="FR" style:font-weight-asian="bold" style:font-name-complex="Times New Roman1" style:font-size-complex="10pt" style:font-weight-complex="bold"/>
    </style:style>
    <style:style style:name="P44" style:family="paragraph" style:parent-style-name="Standard">
      <style:paragraph-properties fo:margin-top="0.0835in" fo:margin-bottom="0.0835in" style:contextual-spacing="false" fo:line-height="115%" fo:text-align="justify" style:justify-single-word="false"/>
      <style:text-properties style:font-name="Calibri" style:font-name-asian="Calibri1" style:font-name-complex="Times New Roman1"/>
    </style:style>
    <style:style style:name="P4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fo:font-weight="bold" style:font-name-asian="Calibri1" style:font-weight-asian="bold" style:font-name-complex="Times New Roman1"/>
    </style:style>
    <style:style style:name="P46" style:family="paragraph" style:parent-style-name="Standard" style:list-style-name="WWNum16">
      <style:paragraph-properties fo:margin-top="0in" fo:margin-bottom="0in" style:contextual-spacing="false" fo:line-height="150%" fo:text-align="justify" style:justify-single-word="false" style:punctuation-wrap="hanging" style:vertical-align="baseline"/>
      <style:text-properties style:font-name="Calibri" fo:font-size="12pt" fo:font-weight="bold" style:font-name-asian="Times New Roman1" style:font-size-asian="12pt" style:language-asian="fr" style:country-asian="FR" style:font-weight-asian="bold" style:font-name-complex="Times New Roman1" style:font-size-complex="10pt"/>
    </style:style>
    <style:style style:name="P4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style:text-underline-style="solid" style:text-underline-width="auto" style:text-underline-color="font-color" fo:font-weight="bold" style:font-name-asian="Calibri1" style:font-weight-asian="bold" style:font-name-complex="Times New Roman1"/>
    </style:style>
    <style:style style:name="P4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style:font-name-asian="Calibri1" style:font-name-complex="Times New Roman1"/>
    </style:style>
    <style:style style:name="P49" style:family="paragraph" style:parent-style-name="Standard" style:list-style-name="WWNum6">
      <style:paragraph-properties fo:margin-top="0in" fo:margin-bottom="0in" style:contextual-spacing="false" fo:line-height="115%" fo:text-align="justify" style:justify-single-word="false"/>
      <style:text-properties style:font-name="Calibri" style:font-name-asian="Calibri1" style:font-name-complex="Times New Roman1"/>
    </style:style>
    <style:style style:name="P50" style:family="paragraph" style:parent-style-name="Standard" style:list-style-name="L6">
      <style:paragraph-properties fo:margin-top="0in" fo:margin-bottom="0in" style:contextual-spacing="false" fo:line-height="115%" fo:text-align="start" style:justify-single-word="false"/>
      <style:text-properties style:font-name="Calibri" officeooo:paragraph-rsid="0075b535" style:font-name-asian="Calibri1" style:font-name-complex="Times New Roman1"/>
    </style:style>
    <style:style style:name="P51" style:family="paragraph" style:parent-style-name="Standard" style:list-style-name="L6">
      <style:paragraph-properties fo:margin-top="0in" fo:margin-bottom="0in" style:contextual-spacing="false" fo:line-height="115%" fo:text-align="start" style:justify-single-word="false"/>
      <style:text-properties style:font-name="Calibri" officeooo:rsid="006ec824" officeooo:paragraph-rsid="006ec824" style:font-name-asian="Calibri1" style:font-name-complex="Times New Roman1"/>
    </style:style>
    <style:style style:name="P52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Calibri" officeooo:rsid="006ec824" officeooo:paragraph-rsid="006ec824" style:font-name-asian="Calibri1" style:font-name-complex="Times New Roman1"/>
    </style:style>
    <style:style style:name="P53" style:family="paragraph" style:parent-style-name="Standard" style:list-style-name="L6">
      <style:paragraph-properties fo:margin-top="0in" fo:margin-bottom="0in" style:contextual-spacing="false" fo:line-height="115%" fo:text-align="start" style:justify-single-word="false"/>
      <style:text-properties style:font-name="Calibri" officeooo:rsid="007093d3" officeooo:paragraph-rsid="007093d3" style:font-name-asian="Calibri1" style:font-name-complex="Times New Roman1"/>
    </style:style>
    <style:style style:name="P54" style:family="paragraph" style:parent-style-name="Standard" style:list-style-name="L6">
      <style:paragraph-properties fo:margin-top="0in" fo:margin-bottom="0in" style:contextual-spacing="false" fo:line-height="115%" fo:text-align="start" style:justify-single-word="false"/>
      <style:text-properties style:font-name="Calibri" officeooo:rsid="0071ff8f" officeooo:paragraph-rsid="0071ff8f" style:font-name-asian="Calibri1" style:font-name-complex="Times New Roman1"/>
    </style:style>
    <style:style style:name="P55" style:family="paragraph" style:parent-style-name="Standard" style:list-style-name="L6">
      <style:paragraph-properties fo:margin-top="0in" fo:margin-bottom="0in" style:contextual-spacing="false" fo:line-height="115%" fo:text-align="start" style:justify-single-word="false"/>
      <style:text-properties style:font-name="Calibri" officeooo:rsid="0072c945" officeooo:paragraph-rsid="0072c945" style:font-name-asian="Calibri1" style:font-name-complex="Times New Roman1"/>
    </style:style>
    <style:style style:name="P56" style:family="paragraph" style:parent-style-name="Standard" style:list-style-name="L6">
      <style:paragraph-properties fo:margin-top="0in" fo:margin-bottom="0in" style:contextual-spacing="false" fo:line-height="115%" fo:text-align="start" style:justify-single-word="false"/>
      <style:text-properties style:font-name="Calibri" officeooo:rsid="00743a0d" officeooo:paragraph-rsid="00743a0d" style:font-name-asian="Calibri1" style:font-name-complex="Times New Roman1"/>
    </style:style>
    <style:style style:name="P5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Calibri" officeooo:rsid="0078b8f4" officeooo:paragraph-rsid="0078b8f4" style:font-name-asian="Calibri1" style:font-name-complex="Times New Roman1"/>
    </style:style>
    <style:style style:name="P5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fr" fo:country="FR" officeooo:rsid="00097178" officeooo:paragraph-rsid="00097178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60" style:family="paragraph" style:parent-style-name="Standard" style:list-style-name="WWNum38">
      <style:paragraph-properties fo:margin-top="0in" fo:margin-bottom="0in" style:contextual-spacing="false" fo:line-height="115%" fo:text-align="justify" style:justify-single-word="false"/>
    </style:style>
    <style:style style:name="P61" style:family="paragraph" style:parent-style-name="Standard" style:list-style-name="WWNum12">
      <style:paragraph-properties fo:margin-top="0in" fo:margin-bottom="0in" style:contextual-spacing="false" fo:line-height="115%" fo:text-align="justify" style:justify-single-word="false"/>
    </style:style>
    <style:style style:name="P62" style:family="paragraph" style:parent-style-name="Standard" style:list-style-name="WWNum14">
      <style:paragraph-properties fo:margin-top="0in" fo:margin-bottom="0in" style:contextual-spacing="false" fo:line-height="115%" fo:text-align="justify" style:justify-single-word="false"/>
    </style:style>
    <style:style style:name="P63" style:family="paragraph" style:parent-style-name="Standard" style:list-style-name="L2">
      <style:paragraph-properties fo:margin-top="0in" fo:margin-bottom="0in" style:contextual-spacing="false" fo:line-height="115%" fo:text-align="justify" style:justify-single-word="false"/>
      <style:text-properties officeooo:paragraph-rsid="003e9f2a"/>
    </style:style>
    <style:style style:name="P64" style:family="paragraph" style:parent-style-name="Standard" style:list-style-name="L2">
      <style:paragraph-properties fo:margin-top="0in" fo:margin-bottom="0in" style:contextual-spacing="false" fo:line-height="115%" fo:text-align="justify" style:justify-single-word="false"/>
      <style:text-properties officeooo:rsid="003e9f2a" officeooo:paragraph-rsid="003e9f2a"/>
    </style:style>
    <style:style style:name="P65" style:family="paragraph" style:parent-style-name="Standard" style:list-style-name="L2">
      <style:paragraph-properties fo:margin-top="0in" fo:margin-bottom="0in" style:contextual-spacing="false" fo:line-height="115%" fo:text-align="justify" style:justify-single-word="false"/>
      <style:text-properties officeooo:rsid="003f6569" officeooo:paragraph-rsid="003f6569"/>
    </style:style>
    <style:style style:name="P66" style:family="paragraph" style:parent-style-name="Standard" style:list-style-name="L2">
      <style:paragraph-properties fo:margin-top="0in" fo:margin-bottom="0in" style:contextual-spacing="false" fo:line-height="115%" fo:text-align="justify" style:justify-single-word="false"/>
      <style:text-properties officeooo:rsid="00400443" officeooo:paragraph-rsid="00400443"/>
    </style:style>
    <style:style style:name="P67" style:family="paragraph" style:parent-style-name="Standard" style:list-style-name="L2">
      <style:paragraph-properties fo:margin-top="0in" fo:margin-bottom="0in" style:contextual-spacing="false" fo:line-height="115%" fo:text-align="justify" style:justify-single-word="false"/>
      <style:text-properties officeooo:rsid="004030cb" officeooo:paragraph-rsid="004030cb"/>
    </style:style>
    <style:style style:name="P68" style:family="paragraph" style:parent-style-name="Standard" style:list-style-name="L2">
      <style:paragraph-properties fo:margin-top="0in" fo:margin-bottom="0in" style:contextual-spacing="false" fo:line-height="115%" fo:text-align="justify" style:justify-single-word="false"/>
      <style:text-properties officeooo:rsid="0041fb89" officeooo:paragraph-rsid="0041fb89"/>
    </style:style>
    <style:style style:name="P69" style:family="paragraph" style:parent-style-name="Standard" style:list-style-name="WWNum3">
      <style:paragraph-properties fo:margin-top="0in" fo:margin-bottom="0.139in" style:contextual-spacing="true" fo:line-height="115%" fo:text-align="justify" style:justify-single-word="false"/>
      <style:text-properties style:font-name="Calibri" style:font-name-asian="Calibri1" style:language-asian="fr" style:country-asian="FR" style:font-name-complex="Times New Roman1"/>
    </style:style>
    <style:style style:name="P70" style:family="paragraph" style:parent-style-name="Standard">
      <style:paragraph-properties fo:margin-top="0.0835in" fo:margin-bottom="0in" style:contextual-spacing="false" fo:line-height="115%" fo:text-align="justify" style:justify-single-word="false"/>
      <style:text-properties style:font-name="Calibri" style:font-name-asian="Calibri1" style:font-name-complex="Times New Roman1"/>
    </style:style>
    <style:style style:name="P71" style:family="paragraph" style:parent-style-name="Standard">
      <style:paragraph-properties fo:margin-top="0.0835in" fo:margin-bottom="0in" style:contextual-spacing="false" fo:line-height="115%" fo:text-align="justify" style:justify-single-word="false"/>
      <style:text-properties style:font-name="Calibri" officeooo:rsid="0053e28b" officeooo:paragraph-rsid="0053e28b" style:font-name-asian="Calibri1" style:font-name-complex="Times New Roman1"/>
    </style:style>
    <style:style style:name="P72" style:family="paragraph" style:parent-style-name="Standard">
      <style:paragraph-properties fo:margin-top="0.0835in" fo:margin-bottom="0in" style:contextual-spacing="false" fo:line-height="115%" fo:text-align="start" style:justify-single-word="false"/>
      <style:text-properties style:font-name="Calibri" officeooo:rsid="0053e28b" officeooo:paragraph-rsid="0053e28b" style:font-name-asian="Calibri1" style:font-name-complex="Times New Roman1"/>
    </style:style>
    <style:style style:name="P73" style:family="paragraph" style:parent-style-name="Standard">
      <style:paragraph-properties fo:margin-top="0.0835in" fo:margin-bottom="0in" style:contextual-spacing="false" fo:line-height="115%" fo:text-align="justify" style:justify-single-word="false"/>
      <style:text-properties style:font-name="Calibri" fo:font-weight="bold" style:font-name-asian="Calibri1" style:font-weight-asian="bold" style:font-name-complex="Times New Roman1" style:font-weight-complex="bold"/>
    </style:style>
    <style:style style:name="P74" style:family="paragraph" style:parent-style-name="Standard">
      <style:paragraph-properties fo:margin-top="0.0835in" fo:margin-bottom="0in" style:contextual-spacing="false" fo:line-height="115%" fo:text-align="justify" style:justify-single-word="false"/>
      <style:text-properties style:font-name="Calibri" fo:font-weight="bold" style:font-name-asian="Calibri1" style:font-weight-asian="bold" style:font-name-complex="Times New Roman1"/>
    </style:style>
    <style:style style:name="P75" style:family="paragraph" style:parent-style-name="Standard">
      <style:paragraph-properties fo:margin-top="0.0835in" fo:margin-bottom="0in" style:contextual-spacing="false" fo:line-height="115%" fo:text-align="start" style:justify-single-word="false"/>
      <style:text-properties style:font-name="Calibri" style:text-underline-style="none" fo:font-weight="normal" officeooo:rsid="001c2ced" officeooo:paragraph-rsid="001c2ced" style:font-name-asian="Calibri1" style:font-weight-asian="normal" style:font-name-complex="Times New Roman1" style:font-weight-complex="normal"/>
    </style:style>
    <style:style style:name="P76" style:family="paragraph" style:parent-style-name="Standard" style:list-style-name="L4">
      <style:paragraph-properties fo:margin-top="0.0835in" fo:margin-bottom="0in" style:contextual-spacing="false" fo:line-height="115%" fo:text-align="start" style:justify-single-word="false"/>
      <style:text-properties officeooo:paragraph-rsid="0055d7a4"/>
    </style:style>
    <style:style style:name="P77" style:family="paragraph" style:parent-style-name="Standard" style:list-style-name="L4">
      <style:paragraph-properties fo:margin-top="0.0835in" fo:margin-bottom="0in" style:contextual-spacing="false" fo:line-height="115%" fo:text-align="start" style:justify-single-word="false"/>
      <style:text-properties officeooo:rsid="00567691" officeooo:paragraph-rsid="00567691"/>
    </style:style>
    <style:style style:name="P78" style:family="paragraph" style:parent-style-name="Standard" style:list-style-name="L4">
      <style:paragraph-properties fo:margin-top="0.0835in" fo:margin-bottom="0in" style:contextual-spacing="false" fo:line-height="115%" fo:text-align="start" style:justify-single-word="false"/>
      <style:text-properties officeooo:rsid="0057db4d" officeooo:paragraph-rsid="0057db4d"/>
    </style:style>
    <style:style style:name="P79" style:family="paragraph" style:parent-style-name="Standard" style:list-style-name="L4">
      <style:paragraph-properties fo:margin-top="0.0835in" fo:margin-bottom="0in" style:contextual-spacing="false" fo:line-height="115%" fo:text-align="start" style:justify-single-word="false"/>
      <style:text-properties officeooo:rsid="005a967a" officeooo:paragraph-rsid="005a967a"/>
    </style:style>
    <style:style style:name="P80" style:family="paragraph" style:parent-style-name="Standard" style:list-style-name="WWNum16">
      <style:paragraph-properties fo:margin-left="0.7402in" fo:margin-right="0in" fo:margin-top="0.1665in" fo:margin-bottom="0in" style:contextual-spacing="false" fo:line-height="150%" fo:text-align="justify" style:justify-single-word="false" fo:text-indent="-0.248in" style:auto-text-indent="false" style:punctuation-wrap="hanging" style:vertical-align="baseline"/>
      <style:text-properties style:font-name="Calibri" fo:font-size="12pt" fo:font-weight="bold" style:font-name-asian="Times New Roman1" style:font-size-asian="12pt" style:language-asian="fr" style:country-asian="FR" style:font-weight-asian="bold" style:font-name-complex="Times New Roman1" style:font-size-complex="10pt"/>
    </style:style>
    <style:style style:name="P81" style:family="paragraph" style:parent-style-name="Standard" style:list-style-name="WWNum16">
      <style:paragraph-properties fo:margin-left="0.7402in" fo:margin-right="0in" fo:margin-top="0.1665in" fo:margin-bottom="0in" style:contextual-spacing="false" fo:line-height="150%" fo:text-align="justify" style:justify-single-word="false" fo:text-indent="-0.248in" style:auto-text-indent="false" fo:break-before="page" style:punctuation-wrap="hanging" style:vertical-align="baseline"/>
      <style:text-properties style:font-name="Calibri" fo:font-size="12pt" fo:font-weight="bold" style:font-name-asian="Times New Roman1" style:font-size-asian="12pt" style:language-asian="fr" style:country-asian="FR" style:font-weight-asian="bold" style:font-name-complex="Times New Roman1" style:font-size-complex="10pt"/>
    </style:style>
    <style:style style:name="P82" style:family="paragraph" style:parent-style-name="Standard">
      <style:paragraph-properties fo:margin-left="0.4925in" fo:margin-right="0in" fo:margin-top="0in" fo:margin-bottom="0in" style:contextual-spacing="false" fo:line-height="115%" fo:text-align="justify" style:justify-single-word="false" fo:text-indent="0.4925in" style:auto-text-indent="false"/>
      <style:text-properties style:font-name="Calibri" fo:font-style="italic" fo:font-weight="bold" style:font-name-asian="Calibri1" style:font-style-asian="italic" style:font-weight-asian="bold" style:font-name-complex="Times New Roman1"/>
    </style:style>
    <style:style style:name="P83" style:family="paragraph" style:parent-style-name="Standard">
      <style:paragraph-properties fo:margin-left="0.9846in" fo:margin-right="0in" fo:margin-top="0in" fo:margin-bottom="0in" style:contextual-spacing="false" fo:line-height="115%" fo:text-align="justify" style:justify-single-word="false" fo:text-indent="0in" style:auto-text-indent="false"/>
      <style:text-properties style:font-name="Calibri" fo:font-weight="bold" style:font-name-asian="Calibri1" style:font-weight-asian="bold" style:font-name-complex="Times New Roman1"/>
    </style:style>
    <style:style style:name="P84" style:family="paragraph" style:parent-style-name="Standard">
      <style:paragraph-properties fo:margin-left="0.4925in" fo:margin-right="0in" fo:margin-top="0in" fo:margin-bottom="0in" style:contextual-spacing="false" fo:line-height="115%" fo:text-align="justify" style:justify-single-word="false" fo:text-indent="0in" style:auto-text-indent="false"/>
      <style:text-properties style:font-name="Calibri" fo:font-weight="bold" style:font-name-asian="Calibri1" style:font-weight-asian="bold" style:font-name-complex="Times New Roman1"/>
    </style:style>
    <style:style style:name="P85" style:family="paragraph" style:parent-style-name="Standard" style:list-style-name="WWNum4">
      <style:paragraph-properties fo:margin-left="0.4957in" fo:margin-right="0in" fo:margin-top="0.0835in" fo:margin-bottom="0in" style:contextual-spacing="true" fo:line-height="115%" fo:text-align="justify" style:justify-single-word="false" fo:text-indent="-0.248in" style:auto-text-indent="false"/>
      <style:text-properties style:font-name="Calibri" style:font-name-asian="Calibri1" style:font-name-complex="Times New Roman1"/>
    </style:style>
    <style:style style:name="P86" style:family="paragraph" style:parent-style-name="Standard">
      <style:paragraph-properties fo:margin-top="0in" fo:margin-bottom="0in" style:contextual-spacing="true" fo:line-height="115%" fo:text-align="justify" style:justify-single-word="false"/>
      <style:text-properties style:font-name="Calibri" style:font-name-asian="Calibri1" style:font-name-complex="Times New Roman1"/>
    </style:style>
    <style:style style:name="P87" style:family="paragraph" style:parent-style-name="Standard" style:list-style-name="WWNum4">
      <style:paragraph-properties fo:margin-top="0in" fo:margin-bottom="0in" style:contextual-spacing="true" fo:line-height="115%" fo:text-align="justify" style:justify-single-word="false"/>
      <style:text-properties style:font-name="Calibri" style:font-name-asian="Calibri1" style:font-name-complex="Times New Roman1"/>
    </style:style>
    <style:style style:name="P88" style:family="paragraph" style:parent-style-name="Standard" style:list-style-name="WWNum8">
      <style:paragraph-properties fo:margin-top="0in" fo:margin-bottom="0in" style:contextual-spacing="true" fo:line-height="115%" fo:text-align="justify" style:justify-single-word="false"/>
      <style:text-properties style:font-name="Calibri" style:font-name-asian="Calibri1" style:font-name-complex="Times New Roman1"/>
    </style:style>
    <style:style style:name="P89" style:family="paragraph" style:parent-style-name="Standard" style:list-style-name="WWNum9">
      <style:paragraph-properties fo:margin-top="0in" fo:margin-bottom="0in" style:contextual-spacing="true" fo:line-height="115%" fo:text-align="justify" style:justify-single-word="false"/>
      <style:text-properties style:font-name="Calibri" style:font-name-asian="Calibri1" style:font-name-complex="Times New Roman1"/>
    </style:style>
    <style:style style:name="P90" style:family="paragraph" style:parent-style-name="Standard" style:list-style-name="L5">
      <style:paragraph-properties fo:margin-top="0in" fo:margin-bottom="0in" style:contextual-spacing="true" fo:line-height="115%" fo:text-align="justify" style:justify-single-word="false"/>
      <style:text-properties style:font-name="Calibri" officeooo:paragraph-rsid="006af18e" style:font-name-asian="Calibri1" style:font-name-complex="Times New Roman1"/>
    </style:style>
    <style:style style:name="P91" style:family="paragraph" style:parent-style-name="Standard" style:list-style-name="L8">
      <style:paragraph-properties fo:margin-top="0in" fo:margin-bottom="0in" style:contextual-spacing="true" fo:line-height="115%" fo:text-align="start" style:justify-single-word="false"/>
      <style:text-properties style:font-name="Calibri" officeooo:paragraph-rsid="007d7ca2" style:font-name-asian="Calibri1" style:font-name-complex="Times New Roman1"/>
    </style:style>
    <style:style style:name="P92" style:family="paragraph" style:parent-style-name="Standard">
      <style:paragraph-properties fo:margin-top="0in" fo:margin-bottom="0in" style:contextual-spacing="true" fo:line-height="115%" fo:text-align="start" style:justify-single-word="false"/>
      <style:text-properties style:font-name="Calibri" officeooo:paragraph-rsid="0080ad54" style:font-name-asian="Calibri1" style:font-name-complex="Times New Roman1"/>
    </style:style>
    <style:style style:name="P93" style:family="paragraph" style:parent-style-name="Standard" style:list-style-name="L5">
      <style:paragraph-properties fo:margin-top="0in" fo:margin-bottom="0in" style:contextual-spacing="true" fo:line-height="115%" fo:text-align="justify" style:justify-single-word="false"/>
      <style:text-properties style:font-name="Calibri" officeooo:rsid="0060e1a5" officeooo:paragraph-rsid="0060e1a5" style:font-name-asian="Calibri1" style:font-name-complex="Times New Roman1"/>
    </style:style>
    <style:style style:name="P94" style:family="paragraph" style:parent-style-name="Standard" style:list-style-name="L5">
      <style:paragraph-properties fo:margin-top="0in" fo:margin-bottom="0in" style:contextual-spacing="true" fo:line-height="115%" fo:text-align="justify" style:justify-single-word="false"/>
      <style:text-properties style:font-name="Calibri" officeooo:rsid="006167fc" officeooo:paragraph-rsid="006167fc" style:font-name-asian="Calibri1" style:font-name-complex="Times New Roman1"/>
    </style:style>
    <style:style style:name="P95" style:family="paragraph" style:parent-style-name="Standard" style:list-style-name="L5">
      <style:paragraph-properties fo:margin-top="0in" fo:margin-bottom="0in" style:contextual-spacing="true" fo:line-height="115%" fo:text-align="justify" style:justify-single-word="false"/>
      <style:text-properties style:font-name="Calibri" officeooo:rsid="00638ed5" officeooo:paragraph-rsid="00638ed5" style:font-name-asian="Calibri1" style:font-name-complex="Times New Roman1"/>
    </style:style>
    <style:style style:name="P96" style:family="paragraph" style:parent-style-name="Standard" style:list-style-name="L5">
      <style:paragraph-properties fo:margin-top="0in" fo:margin-bottom="0in" style:contextual-spacing="true" fo:line-height="115%" fo:text-align="justify" style:justify-single-word="false"/>
      <style:text-properties style:font-name="Calibri" officeooo:rsid="00652bb3" officeooo:paragraph-rsid="00652bb3" style:font-name-asian="Calibri1" style:font-name-complex="Times New Roman1"/>
    </style:style>
    <style:style style:name="P97" style:family="paragraph" style:parent-style-name="Standard" style:list-style-name="L5">
      <style:paragraph-properties fo:margin-top="0in" fo:margin-bottom="0in" style:contextual-spacing="true" fo:line-height="115%" fo:text-align="justify" style:justify-single-word="false"/>
      <style:text-properties style:font-name="Calibri" officeooo:rsid="006af18e" officeooo:paragraph-rsid="006af18e" style:font-name-asian="Calibri1" style:font-name-complex="Times New Roman1"/>
    </style:style>
    <style:style style:name="P98" style:family="paragraph" style:parent-style-name="Standard" style:list-style-name="L8">
      <style:paragraph-properties fo:margin-top="0in" fo:margin-bottom="0in" style:contextual-spacing="true" fo:line-height="115%" fo:text-align="start" style:justify-single-word="false"/>
      <style:text-properties style:font-name="Calibri" officeooo:rsid="007d7ca2" officeooo:paragraph-rsid="007d7ca2" style:font-name-asian="Calibri1" style:font-name-complex="Times New Roman1"/>
    </style:style>
    <style:style style:name="P99" style:family="paragraph" style:parent-style-name="Standard" style:list-style-name="L9">
      <style:paragraph-properties fo:margin-top="0in" fo:margin-bottom="0in" style:contextual-spacing="true" fo:line-height="115%" fo:text-align="start" style:justify-single-word="false"/>
      <style:text-properties style:font-name="Calibri" officeooo:rsid="0080ad54" officeooo:paragraph-rsid="0080ad54" style:font-name-asian="Calibri1" style:font-name-complex="Times New Roman1"/>
    </style:style>
    <style:style style:name="P100" style:family="paragraph" style:parent-style-name="Standard" style:list-style-name="L10">
      <style:paragraph-properties fo:margin-top="0in" fo:margin-bottom="0in" style:contextual-spacing="true" fo:line-height="115%" fo:text-align="justify" style:justify-single-word="false"/>
      <style:text-properties style:font-name="Calibri" officeooo:rsid="00841ddc" officeooo:paragraph-rsid="00841ddc" style:font-name-asian="Calibri1" style:font-name-complex="Times New Roman1"/>
    </style:style>
    <style:style style:name="P101" style:family="paragraph" style:parent-style-name="Standard" style:list-style-name="L3">
      <style:paragraph-properties fo:margin-top="0in" fo:margin-bottom="0in" style:contextual-spacing="true" fo:line-height="115%" fo:text-align="start" style:justify-single-word="false"/>
      <style:text-properties officeooo:rsid="004dfaf0" officeooo:paragraph-rsid="004dfaf0"/>
    </style:style>
    <style:style style:name="P102" style:family="paragraph" style:parent-style-name="Standard" style:list-style-name="L3">
      <style:paragraph-properties fo:margin-top="0in" fo:margin-bottom="0in" style:contextual-spacing="true" fo:line-height="115%" fo:text-align="start" style:justify-single-word="false"/>
      <style:text-properties officeooo:rsid="004dfaf0" officeooo:paragraph-rsid="005043ab"/>
    </style:style>
    <style:style style:name="P103" style:family="paragraph" style:parent-style-name="Standard" style:list-style-name="L9">
      <style:paragraph-properties fo:margin-top="0in" fo:margin-bottom="0in" style:contextual-spacing="true" fo:line-height="115%" fo:text-align="start" style:justify-single-word="false"/>
      <style:text-properties style:text-position="0% 100%" style:font-name="Calibri" officeooo:rsid="0080ad54" officeooo:paragraph-rsid="0080ad54" style:font-name-asian="Calibri1" style:font-name-complex="Times New Roman1"/>
    </style:style>
    <style:style style:name="P104" style:family="paragraph" style:parent-style-name="Standard" style:list-style-name="L10">
      <style:paragraph-properties fo:margin-top="0in" fo:margin-bottom="0in" style:contextual-spacing="true" fo:line-height="115%" fo:text-align="justify" style:justify-single-word="false"/>
      <style:text-properties style:text-position="0% 100%" style:font-name="Calibri" officeooo:rsid="00841ddc" officeooo:paragraph-rsid="00841ddc" style:font-name-asian="Calibri1" style:font-name-complex="Times New Roman1"/>
    </style:style>
    <style:style style:name="P105" style:family="paragraph" style:parent-style-name="Standard">
      <style:paragraph-properties fo:margin-left="0.5in" fo:margin-right="0in" fo:margin-top="0in" fo:margin-bottom="0.139in" style:contextual-spacing="true" fo:line-height="115%" fo:text-align="justify" style:justify-single-word="false" fo:text-indent="0in" style:auto-text-indent="false"/>
      <style:text-properties style:font-name="Calibri" style:font-name-asian="Calibri1" style:font-name-complex="Times New Roman1"/>
    </style:style>
    <style:style style:name="P106" style:family="paragraph" style:parent-style-name="Standard">
      <style:paragraph-properties fo:margin-left="0.5in" fo:margin-right="0in" fo:margin-top="0in" fo:margin-bottom="0.139in" style:contextual-spacing="true" fo:line-height="115%" fo:text-align="start" style:justify-single-word="false" fo:text-indent="0in" style:auto-text-indent="false"/>
      <style:text-properties officeooo:paragraph-rsid="0047b312"/>
    </style:style>
    <style:style style:name="P107" style:family="paragraph" style:parent-style-name="Standard">
      <style:paragraph-properties fo:margin-left="0.5in" fo:margin-right="0in" fo:margin-top="0in" fo:margin-bottom="0in" style:contextual-spacing="true" fo:line-height="115%" fo:text-align="start" style:justify-single-word="false" fo:text-indent="0in" style:auto-text-indent="false"/>
      <style:text-properties style:font-name="Calibri" style:font-name-asian="Calibri1" style:font-name-complex="Times New Roman1"/>
    </style:style>
    <style:style style:name="P108" style:family="paragraph" style:parent-style-name="Standard">
      <style:paragraph-properties fo:margin-left="0.5in" fo:margin-right="0in" fo:margin-top="0in" fo:margin-bottom="0in" style:contextual-spacing="true" fo:line-height="115%" fo:text-align="start" style:justify-single-word="false" fo:text-indent="0in" style:auto-text-indent="false"/>
      <style:text-properties style:font-name="Calibri" officeooo:paragraph-rsid="0060e1a5" style:font-name-asian="Calibri1" style:font-name-complex="Times New Roman1"/>
    </style:style>
    <style:style style:name="P109" style:family="paragraph" style:parent-style-name="Standard">
      <style:paragraph-properties fo:margin-left="0.5in" fo:margin-right="0in" fo:margin-top="0in" fo:margin-bottom="0in" style:contextual-spacing="true" fo:line-height="115%" fo:text-align="start" style:justify-single-word="false" fo:text-indent="0in" style:auto-text-indent="false"/>
      <style:text-properties style:font-name="Calibri" officeooo:paragraph-rsid="007840b3" style:font-name-asian="Calibri1" style:font-name-complex="Times New Roman1"/>
    </style:style>
    <style:style style:name="P110" style:family="paragraph" style:parent-style-name="Standard">
      <style:paragraph-properties fo:margin-left="0.5in" fo:margin-right="0in" fo:margin-top="0in" fo:margin-bottom="0in" style:contextual-spacing="true" fo:line-height="115%" fo:text-align="start" style:justify-single-word="false" fo:text-indent="0in" style:auto-text-indent="false"/>
      <style:text-properties officeooo:paragraph-rsid="004a5b78"/>
    </style:style>
    <style:style style:name="P111" style:family="paragraph" style:parent-style-name="Standard">
      <style:paragraph-properties fo:margin-left="0.5in" fo:margin-right="0in" fo:margin-top="0in" fo:margin-bottom="0in" style:contextual-spacing="true" fo:line-height="115%" fo:text-align="start" style:justify-single-word="false" fo:text-indent="0in" style:auto-text-indent="false"/>
      <style:text-properties officeooo:paragraph-rsid="004c5444"/>
    </style:style>
    <style:style style:name="P112" style:family="paragraph" style:parent-style-name="Standard">
      <style:paragraph-properties fo:margin-left="0.5in" fo:margin-right="0in" fo:margin-top="0in" fo:margin-bottom="0in" style:contextual-spacing="true" fo:line-height="115%" fo:text-align="start" style:justify-single-word="false" fo:text-indent="0in" style:auto-text-indent="false"/>
      <style:text-properties officeooo:rsid="004dfaf0" officeooo:paragraph-rsid="004dfaf0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.4925in" style:auto-text-indent="false"/>
      <style:text-properties officeooo:paragraph-rsid="0046bc53"/>
    </style:style>
    <style:style style:name="T1" style:family="text">
      <style:text-properties style:font-name="Calibri" fo:font-weight="bold" style:font-name-asian="Calibri1" style:font-weight-asian="bold"/>
    </style:style>
    <style:style style:name="T2" style:family="text">
      <style:text-properties style:font-name="Calibri" fo:font-weight="bold" style:font-name-asian="Calibri1" style:font-weight-asian="bold" style:font-name-complex="Times New Roman1"/>
    </style:style>
    <style:style style:name="T3" style:family="text">
      <style:text-properties style:font-name="Calibri" fo:font-weight="bold" style:font-name-asian="Calibri1" style:font-weight-asian="bold" style:font-name-complex="Times New Roman1" style:font-weight-complex="bold"/>
    </style:style>
    <style:style style:name="T4" style:family="text">
      <style:text-properties style:font-name="Calibri" fo:font-weight="bold" style:font-name-asian="Calibri1" style:font-weight-asian="bold" style:font-name-complex="Calibri1"/>
    </style:style>
    <style:style style:name="T5" style:family="text">
      <style:text-properties style:font-name="Calibri" style:font-name-asian="Calibri1"/>
    </style:style>
    <style:style style:name="T6" style:family="text">
      <style:text-properties style:font-name="Calibri" style:font-name-asian="Calibri1" style:font-name-complex="Times New Roman1"/>
    </style:style>
    <style:style style:name="T7" style:family="text">
      <style:text-properties style:font-name="Calibri" style:font-name-asian="Calibri1" style:font-name-complex="Times New Roman1" style:font-weight-complex="bold"/>
    </style:style>
    <style:style style:name="T8" style:family="text">
      <style:text-properties style:font-name="Calibri" officeooo:rsid="00032ff8" style:font-name-asian="Calibri1" style:font-name-complex="Times New Roman1" style:font-weight-complex="bold"/>
    </style:style>
    <style:style style:name="T9" style:family="text">
      <style:text-properties style:font-name="Calibri" officeooo:rsid="00057fd7" style:font-name-asian="Calibri1" style:font-name-complex="Times New Roman1" style:font-weight-complex="bold"/>
    </style:style>
    <style:style style:name="T10" style:family="text">
      <style:text-properties style:font-name="Calibri" officeooo:rsid="00032ff8" style:font-name-asian="Calibri1" style:font-name-complex="Times New Roman1"/>
    </style:style>
    <style:style style:name="T11" style:family="text">
      <style:text-properties style:font-name="Calibri" officeooo:rsid="00057fd7" style:font-name-asian="Calibri1" style:font-name-complex="Times New Roman1"/>
    </style:style>
    <style:style style:name="T12" style:family="text">
      <style:text-properties style:font-name="Calibri" officeooo:rsid="00142d67" style:font-name-asian="Calibri1" style:font-name-complex="Times New Roman1"/>
    </style:style>
    <style:style style:name="T13" style:family="text">
      <style:text-properties style:font-name="Calibri" officeooo:rsid="003a59a7" style:font-name-asian="Calibri1" style:font-name-complex="Times New Roman1"/>
    </style:style>
    <style:style style:name="T14" style:family="text">
      <style:text-properties style:font-name="Calibri" officeooo:rsid="003bbee9" style:font-name-asian="Calibri1" style:font-name-complex="Times New Roman1"/>
    </style:style>
    <style:style style:name="T15" style:family="text">
      <style:text-properties style:font-name="Calibri" officeooo:rsid="003e9f2a" style:font-name-asian="Calibri1" style:font-name-complex="Times New Roman1"/>
    </style:style>
    <style:style style:name="T16" style:family="text">
      <style:text-properties style:font-name="Calibri" style:font-name-asian="Calibri1" style:font-name-complex="Calibri1"/>
    </style:style>
    <style:style style:name="T17" style:family="text">
      <style:text-properties style:font-name="Calibri" officeooo:rsid="00142d67" style:font-name-asian="Calibri1" style:font-name-complex="Calibri1"/>
    </style:style>
    <style:style style:name="T18" style:family="text">
      <style:text-properties style:font-name="Calibri" style:text-underline-style="solid" style:text-underline-width="auto" style:text-underline-color="font-color" fo:font-weight="bold" style:font-name-asian="Calibri1" style:font-weight-asian="bold" style:font-name-complex="Times New Roman1"/>
    </style:style>
    <style:style style:name="T19" style:family="text">
      <style:text-properties style:font-name="Calibri" style:text-underline-style="solid" style:text-underline-width="auto" style:text-underline-color="font-color" style:font-name-asian="Calibri1" style:font-name-complex="Times New Roman1"/>
    </style:style>
    <style:style style:name="T20" style:family="text">
      <style:text-properties style:font-name="Calibri" style:text-underline-style="solid" style:text-underline-width="auto" style:text-underline-color="font-color" style:font-name-asian="Calibri1" style:font-name-complex="Calibri1"/>
    </style:style>
    <style:style style:name="T21" style:family="text">
      <style:text-properties style:font-name="Calibri" fo:font-style="italic" fo:font-weight="bold" style:font-name-asian="Calibri1" style:font-style-asian="italic" style:font-weight-asian="bold" style:font-name-complex="Times New Roman1"/>
    </style:style>
    <style:style style:name="T22" style:family="text">
      <style:text-properties style:font-name="Calibri" fo:font-style="italic" style:font-name-asian="Calibri1" style:font-style-asian="italic" style:font-name-complex="Times New Roman1"/>
    </style:style>
    <style:style style:name="T23" style:family="text">
      <style:text-properties style:font-name="Calibri" fo:language="en" fo:country="US" style:text-underline-style="solid" style:text-underline-width="auto" style:text-underline-color="font-color" fo:font-weight="bold" style:font-name-asian="Calibri1" style:font-weight-asian="bold" style:font-name-complex="Times New Roman1"/>
    </style:style>
    <style:style style:name="T24" style:family="text">
      <style:text-properties style:font-name="Calibri" fo:language="en" fo:country="US" style:text-underline-style="solid" style:text-underline-width="auto" style:text-underline-color="font-color" style:font-name-asian="Calibri1" style:font-name-complex="Times New Roman1"/>
    </style:style>
    <style:style style:name="T25" style:family="text">
      <style:text-properties style:font-name="Calibri" fo:font-size="11pt" fo:language="fr" fo:country="FR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26" style:family="text">
      <style:text-properties style:font-name="Calibri" fo:font-size="11pt" fo:language="fr" fo:country="FR" officeooo:rsid="00097178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27" style:family="text">
      <style:text-properties style:font-name="Calibri" fo:font-size="11pt" fo:language="fr" fo:country="FR" officeooo:rsid="000fd7fb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28" style:family="text">
      <style:text-properties style:font-name="Calibri" fo:font-size="11pt" fo:language="fr" fo:country="FR" officeooo:rsid="000e30ec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29" style:family="text">
      <style:text-properties style:font-name="Calibri" fo:font-size="11pt" fo:language="fr" fo:country="FR" officeooo:rsid="000fd75e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30" style:family="text">
      <style:text-properties style:font-name="Calibri" fo:font-size="11pt" fo:language="fr" fo:country="FR" officeooo:rsid="0013d6b2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31" style:family="text">
      <style:text-properties style:font-name="Calibri" fo:font-size="11pt" fo:language="fr" fo:country="FR" officeooo:rsid="002be47a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32" style:family="text">
      <style:text-properties style:font-name="Calibri" fo:font-size="11pt" fo:language="fr" fo:country="FR" fo:font-style="italic" officeooo:rsid="00097178" style:letter-kerning="false" style:font-name-asian="Calibri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33" style:family="text">
      <style:text-properties style:font-name="Calibri" fo:font-size="11pt" fo:language="fr" fo:country="FR" fo:font-style="italic" officeooo:rsid="000e30ec" style:letter-kerning="false" style:font-name-asian="Calibri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34" style:family="text">
      <style:text-properties style:font-name="Calibri" fo:font-size="11pt" fo:language="fr" fo:country="FR" fo:font-style="italic" officeooo:rsid="000fd75e" style:letter-kerning="false" style:font-name-asian="Calibri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35" style:family="text">
      <style:text-properties style:font-name="Calibri" fo:font-size="11pt" fo:language="fr" fo:country="FR" fo:font-style="italic" officeooo:rsid="0013d6b2" style:letter-kerning="false" style:font-name-asian="Calibri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36" style:family="text">
      <style:text-properties style:font-name="Calibri" fo:font-size="11pt" fo:language="fr" fo:country="FR" fo:font-style="italic" officeooo:rsid="0015a476" style:letter-kerning="false" style:font-name-asian="Calibri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37" style:family="text">
      <style:text-properties style:font-name="Calibri" fo:font-size="11pt" fo:language="fr" fo:country="FR" fo:font-style="italic" officeooo:rsid="000fd7fb" style:letter-kerning="false" style:font-name-asian="Calibri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38" style:family="text">
      <style:text-properties style:font-name="Calibri" fo:font-size="11pt" fo:language="fr" fo:country="FR" fo:font-style="normal" officeooo:rsid="0013d6b2" style:letter-kerning="false" style:font-name-asian="Calibri1" style:font-size-asian="11pt" style:language-asian="en" style:country-asian="US" style:font-style-asian="normal" style:font-name-complex="Times New Roman1" style:font-size-complex="11pt" style:language-complex="ar" style:country-complex="SA" style:font-style-complex="normal"/>
    </style:style>
    <style:style style:name="T39" style:family="text">
      <style:text-properties style:font-name="Symbol" fo:language="en" fo:country="GB" style:font-name-asian="Symbol2" style:font-name-complex="Symbol2"/>
    </style:style>
    <style:style style:name="T40" style:family="text">
      <style:text-properties style:font-name="Symbol" style:font-name-asian="Symbol2" style:font-name-complex="Symbol2"/>
    </style:style>
    <style:style style:name="T41" style:family="text">
      <style:text-properties style:font-name="Wingdings" style:font-name-asian="Wingdings2" style:font-name-complex="Wingdings2"/>
    </style:style>
    <style:style style:name="T42" style:family="text">
      <style:text-properties style:font-name="Wingdings" style:font-name-asian="Wingdings2" style:font-name-complex="Wingdings2" style:font-weight-complex="bold"/>
    </style:style>
    <style:style style:name="T43" style:family="text">
      <style:text-properties style:font-name="Wingdings" officeooo:rsid="00032ff8" style:font-name-asian="Wingdings2" style:font-name-complex="Wingdings2" style:font-weight-complex="bold"/>
    </style:style>
    <style:style style:name="T44" style:family="text">
      <style:text-properties fo:color="#0000ff" loext:opacity="100%" style:font-name="Calibri" fo:font-weight="bold" style:font-name-asian="Calibri1" style:font-weight-asian="bold" style:font-name-complex="Times New Roman1"/>
    </style:style>
    <style:style style:name="T45" style:family="text">
      <style:text-properties fo:color="#0000ff" loext:opacity="100%" style:font-name="Calibri" style:font-name-asian="Calibri1" style:font-name-complex="Times New Roman1"/>
    </style:style>
    <style:style style:name="T46" style:family="text">
      <style:text-properties style:font-name-complex="Calibri1"/>
    </style:style>
    <style:style style:name="T47" style:family="text">
      <style:text-properties officeooo:rsid="0032a156" style:font-name-complex="Calibri1"/>
    </style:style>
    <style:style style:name="T48" style:family="text">
      <style:text-properties style:text-position="sub 58%" style:font-name="Calibri" style:font-name-asian="Calibri1" style:font-name-complex="Times New Roman1"/>
    </style:style>
    <style:style style:name="T49" style:family="text">
      <style:text-properties style:text-position="sub 58%" style:font-name="Calibri" fo:font-style="italic" style:font-name-asian="Calibri1" style:font-style-asian="italic" style:font-name-complex="Times New Roman1"/>
    </style:style>
    <style:style style:name="T50" style:family="text">
      <style:text-properties style:text-position="sub 58%" style:font-name="Calibri" fo:font-style="italic" fo:font-weight="bold" style:font-name-asian="Calibri1" style:font-style-asian="italic" style:font-weight-asian="bold" style:font-name-complex="Times New Roman1"/>
    </style:style>
    <style:style style:name="T51" style:family="text">
      <style:text-properties style:text-position="sub 58%" style:font-name="Calibri" style:text-underline-style="solid" style:text-underline-width="auto" style:text-underline-color="font-color" style:font-name-asian="Calibri1" style:font-name-complex="Times New Roman1"/>
    </style:style>
    <style:style style:name="T52" style:family="text">
      <style:text-properties fo:font-weight="bold" style:font-weight-asian="bold"/>
    </style:style>
    <style:style style:name="T53" style:family="text">
      <style:text-properties fo:font-weight="bold" officeooo:rsid="0015a476" style:font-weight-asian="bold"/>
    </style:style>
    <style:style style:name="T54" style:family="text">
      <style:text-properties fo:font-weight="bold" officeooo:rsid="0015fa61" style:font-weight-asian="bold"/>
    </style:style>
    <style:style style:name="T55" style:family="text">
      <style:text-properties fo:font-weight="bold" officeooo:rsid="001ed422" style:font-weight-asian="bold" style:font-weight-complex="bold"/>
    </style:style>
    <style:style style:name="T56" style:family="text">
      <style:text-properties style:text-position="super 58%"/>
    </style:style>
    <style:style style:name="T57" style:family="text">
      <style:text-properties style:text-position="super 58%" style:font-name="Calibri" style:font-name-asian="Calibri1" style:font-name-complex="Times New Roman1"/>
    </style:style>
    <style:style style:name="T58" style:family="text">
      <style:text-properties style:text-position="super 58%" style:font-name="Calibri" officeooo:rsid="0055d7a4" style:font-name-asian="Calibri1" style:font-name-complex="Times New Roman1"/>
    </style:style>
    <style:style style:name="T59" style:family="text">
      <style:text-properties style:text-position="super 58%" style:font-name="Calibri" officeooo:rsid="005cc78b" style:font-name-asian="Calibri1" style:font-name-complex="Times New Roman1"/>
    </style:style>
    <style:style style:name="T60" style:family="text">
      <style:text-properties style:text-position="super 58%" officeooo:rsid="0022161d" style:font-weight-complex="normal"/>
    </style:style>
    <style:style style:name="T61" style:family="text">
      <style:text-properties style:text-position="super 58%" officeooo:rsid="002307d4" style:font-weight-complex="normal"/>
    </style:style>
    <style:style style:name="T62" style:family="text">
      <style:text-properties style:text-position="super 58%" style:font-name="Cantarell" style:font-name-asian="Cantarell" style:font-name-complex="Cantarell"/>
    </style:style>
    <style:style style:name="T63" style:family="text">
      <style:text-properties style:text-position="super 58%" style:font-name="Cantarell" officeooo:rsid="006d1481" style:font-name-asian="Cantarell" style:font-name-complex="Cantarell"/>
    </style:style>
    <style:style style:name="T64" style:family="text">
      <style:text-properties style:text-position="super 58%" officeooo:rsid="0075b535"/>
    </style:style>
    <style:style style:name="T65" style:family="text">
      <style:text-properties style:text-position="super 58%" officeooo:rsid="0078f704"/>
    </style:style>
    <style:style style:name="T66" style:family="text">
      <style:text-properties style:text-position="super 58%" officeooo:rsid="007d7ca2"/>
    </style:style>
    <style:style style:name="T67" style:family="text">
      <style:text-properties fo:color="#ff0000" loext:opacity="100%" style:font-name="Calibri" fo:font-weight="bold" style:font-name-asian="Calibri1" style:font-weight-asian="bold" style:font-name-complex="Calibri1"/>
    </style:style>
    <style:style style:name="T68" style:family="text">
      <style:text-properties fo:color="#ff0000" loext:opacity="100%" style:font-name="Calibri" fo:font-weight="bold" style:font-name-asian="Calibri1" style:font-weight-asian="bold" style:font-name-complex="Times New Roman1"/>
    </style:style>
    <style:style style:name="T69" style:family="text">
      <style:text-properties style:text-line-through-style="solid" style:text-line-through-type="single"/>
    </style:style>
    <style:style style:name="T70" style:family="text">
      <style:text-properties style:text-line-through-style="solid" style:text-line-through-type="single" style:font-name="Calibri" style:font-name-asian="Calibri1"/>
    </style:style>
    <style:style style:name="T71" style:family="text">
      <style:text-properties style:text-line-through-style="solid" style:text-line-through-type="single" style:font-name="Calibri" style:font-name-asian="Calibri1" style:font-name-complex="Times New Roman1"/>
    </style:style>
    <style:style style:name="T72" style:family="text">
      <style:text-properties style:text-line-through-style="solid" style:text-line-through-type="single" style:font-name="Calibri" style:font-name-asian="Calibri1" style:font-name-complex="Calibri1"/>
    </style:style>
    <style:style style:name="T73" style:family="text">
      <style:text-properties style:text-line-through-style="solid" style:text-line-through-type="single" style:font-name="Calibri" style:text-underline-style="none" style:font-name-asian="Calibri1" style:font-name-complex="Times New Roman1"/>
    </style:style>
    <style:style style:name="T74" style:family="text">
      <style:text-properties style:text-line-through-style="solid" style:text-line-through-type="single" style:font-name="Calibri" style:text-underline-style="none" style:font-name-asian="Calibri1" style:font-name-complex="Calibri1"/>
    </style:style>
    <style:style style:name="T75" style:family="text">
      <style:text-properties style:text-line-through-style="solid" style:text-line-through-type="single" style:font-name="Calibri" fo:font-size="11pt" fo:language="fr" fo:country="FR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76" style:family="text">
      <style:text-properties style:text-line-through-style="solid" style:text-line-through-type="single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77" style:family="text">
      <style:text-properties fo:color="#000000" loext:opacity="100%" style:font-name="Calibri" style:font-name-asian="Calibri1" style:font-name-complex="Times New Roman1"/>
    </style:style>
    <style:style style:name="T78" style:family="text">
      <style:text-properties style:text-line-through-style="none" style:text-line-through-type="none"/>
    </style:style>
    <style:style style:name="T79" style:family="text">
      <style:text-properties style:text-line-through-style="none" style:text-line-through-type="none"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officeooo:rsid="0013d6b2" style:font-style-asian="italic" style:font-style-complex="italic"/>
    </style:style>
    <style:style style:name="T82" style:family="text">
      <style:text-properties fo:font-style="italic" officeooo:rsid="00142d67" style:font-style-asian="italic" style:font-style-complex="italic"/>
    </style:style>
    <style:style style:name="T83" style:family="text">
      <style:text-properties fo:font-style="italic" officeooo:rsid="002f3181" style:font-style-asian="italic" style:font-style-complex="italic"/>
    </style:style>
    <style:style style:name="T84" style:family="text">
      <style:text-properties fo:font-style="italic" officeooo:rsid="0030cb13" style:font-style-asian="italic" style:font-style-complex="italic"/>
    </style:style>
    <style:style style:name="T85" style:family="text">
      <style:text-properties fo:font-style="italic" fo:font-weight="normal" officeooo:rsid="00318135" style:font-style-asian="italic" style:font-weight-asian="normal" style:font-style-complex="italic" style:font-weight-complex="normal"/>
    </style:style>
    <style:style style:name="T86" style:family="text">
      <style:text-properties officeooo:rsid="0013d6b2"/>
    </style:style>
    <style:style style:name="T87" style:family="text">
      <style:text-properties fo:font-style="normal" officeooo:rsid="00318135" style:font-style-asian="normal" style:font-style-complex="normal"/>
    </style:style>
    <style:style style:name="T88" style:family="text">
      <style:text-properties officeooo:rsid="00142d67"/>
    </style:style>
    <style:style style:name="T89" style:family="text">
      <style:text-properties officeooo:rsid="0015a476"/>
    </style:style>
    <style:style style:name="T90" style:family="text">
      <style:text-properties officeooo:rsid="0015fa61"/>
    </style:style>
    <style:style style:name="T91" style:family="text">
      <style:text-properties officeooo:rsid="001a7100"/>
    </style:style>
    <style:style style:name="T92" style:family="text">
      <style:text-properties officeooo:rsid="0022161d" style:font-weight-complex="normal"/>
    </style:style>
    <style:style style:name="T93" style:family="text">
      <style:text-properties officeooo:rsid="001e357e"/>
    </style:style>
    <style:style style:name="T94" style:family="text">
      <style:text-properties officeooo:rsid="001ed422"/>
    </style:style>
    <style:style style:name="T95" style:family="text">
      <style:text-properties officeooo:rsid="00211c80"/>
    </style:style>
    <style:style style:name="T96" style:family="text">
      <style:text-properties style:text-position="0% 100%"/>
    </style:style>
    <style:style style:name="T97" style:family="text">
      <style:text-properties style:text-position="0% 100%" officeooo:rsid="0022161d" style:font-weight-complex="normal"/>
    </style:style>
    <style:style style:name="T98" style:family="text">
      <style:text-properties style:text-position="0% 100%" officeooo:rsid="002307d4" style:font-weight-complex="normal"/>
    </style:style>
    <style:style style:name="T99" style:family="text">
      <style:text-properties style:text-position="0% 100%" style:font-name="Calibri" style:font-name-asian="Calibri1" style:font-name-complex="Times New Roman1"/>
    </style:style>
    <style:style style:name="T100" style:family="text">
      <style:text-properties style:text-position="0% 100%" style:font-name="Calibri" officeooo:rsid="004471a9" style:font-name-asian="Calibri1" style:font-name-complex="Times New Roman1"/>
    </style:style>
    <style:style style:name="T101" style:family="text">
      <style:text-properties style:text-position="0% 100%" style:font-name="Calibri" officeooo:rsid="004ff45f" style:font-name-asian="Calibri1" style:font-name-complex="Times New Roman1"/>
    </style:style>
    <style:style style:name="T102" style:family="text">
      <style:text-properties style:text-position="0% 100%" style:font-name="Calibri" officeooo:rsid="0055d7a4" style:font-name-asian="Calibri1" style:font-name-complex="Times New Roman1"/>
    </style:style>
    <style:style style:name="T103" style:family="text">
      <style:text-properties style:text-position="0% 100%" style:font-name="Calibri" officeooo:rsid="0058d3db" style:font-name-asian="Calibri1" style:font-name-complex="Times New Roman1"/>
    </style:style>
    <style:style style:name="T104" style:family="text">
      <style:text-properties style:text-position="0% 100%" style:font-name="Calibri" officeooo:rsid="005cc78b" style:font-name-asian="Calibri1" style:font-name-complex="Times New Roman1"/>
    </style:style>
    <style:style style:name="T105" style:family="text">
      <style:text-properties style:text-position="0% 100%" style:font-name="Calibri" officeooo:rsid="005d7b01" style:font-name-asian="Calibri1" style:font-name-complex="Times New Roman1"/>
    </style:style>
    <style:style style:name="T106" style:family="text">
      <style:text-properties style:text-position="0% 100%" style:font-name="Calibri" officeooo:rsid="005efbab" style:font-name-asian="Calibri1" style:font-name-complex="Times New Roman1"/>
    </style:style>
    <style:style style:name="T107" style:family="text">
      <style:text-properties style:text-position="0% 100%" style:font-name="Calibri" officeooo:rsid="005f33b4" style:font-name-asian="Calibri1" style:font-name-complex="Times New Roman1"/>
    </style:style>
    <style:style style:name="T108" style:family="text">
      <style:text-properties style:text-position="0% 100%" style:font-name="Cantarell" style:font-name-asian="Cantarell" style:font-name-complex="Cantarell"/>
    </style:style>
    <style:style style:name="T109" style:family="text">
      <style:text-properties style:text-position="0% 100%" style:font-name="Cantarell" officeooo:rsid="005043ab" style:font-name-asian="Cantarell" style:font-name-complex="Cantarell"/>
    </style:style>
    <style:style style:name="T110" style:family="text">
      <style:text-properties style:text-position="0% 100%" style:font-name="Cantarell" officeooo:rsid="0052acbd" style:font-name-asian="Cantarell" style:font-name-complex="Cantarell"/>
    </style:style>
    <style:style style:name="T111" style:family="text">
      <style:text-properties style:text-position="0% 100%" style:font-name="Cantarell" officeooo:rsid="006167fc" style:font-name-asian="Cantarell" style:font-name-complex="Cantarell"/>
    </style:style>
    <style:style style:name="T112" style:family="text">
      <style:text-properties style:text-position="0% 100%" style:font-name="Cantarell" officeooo:rsid="00628dd7" style:font-name-asian="Cantarell" style:font-name-complex="Cantarell"/>
    </style:style>
    <style:style style:name="T113" style:family="text">
      <style:text-properties style:text-position="0% 100%" style:font-name="Cantarell" officeooo:rsid="00652bb3" style:font-name-asian="Cantarell" style:font-name-complex="Cantarell"/>
    </style:style>
    <style:style style:name="T114" style:family="text">
      <style:text-properties style:text-position="0% 100%" style:font-name="Cantarell" officeooo:rsid="006b41d0" style:font-name-asian="Cantarell" style:font-name-complex="Cantarell"/>
    </style:style>
    <style:style style:name="T115" style:family="text">
      <style:text-properties style:text-position="0% 100%" style:font-name="Cantarell" officeooo:rsid="006b63bc" style:font-name-asian="Cantarell" style:font-name-complex="Cantarell"/>
    </style:style>
    <style:style style:name="T116" style:family="text">
      <style:text-properties style:text-position="0% 100%" style:font-name="Cantarell" officeooo:rsid="006d1481" style:font-name-asian="Cantarell" style:font-name-complex="Cantarell"/>
    </style:style>
    <style:style style:name="T117" style:family="text">
      <style:text-properties style:text-position="0% 100%" style:font-name="Cantarell" officeooo:rsid="006af18e" style:font-name-asian="Cantarell" style:font-name-complex="Cantarell"/>
    </style:style>
    <style:style style:name="T118" style:family="text">
      <style:text-properties style:text-position="0% 100%" style:font-name="Cantarell" officeooo:rsid="006dc5d5" style:font-name-asian="Cantarell" style:font-name-complex="Cantarell"/>
    </style:style>
    <style:style style:name="T119" style:family="text">
      <style:text-properties style:text-position="0% 100%" style:font-name="Cantarell" fo:font-weight="bold" style:font-name-asian="Cantarell" style:font-weight-asian="bold" style:font-name-complex="Cantarell" style:font-weight-complex="bold"/>
    </style:style>
    <style:style style:name="T120" style:family="text">
      <style:text-properties style:text-position="0% 100%" officeooo:rsid="005bb2c8"/>
    </style:style>
    <style:style style:name="T121" style:family="text">
      <style:text-properties style:text-position="0% 100%" officeooo:rsid="0061647f"/>
    </style:style>
    <style:style style:name="T122" style:family="text">
      <style:text-properties style:text-position="0% 100%" officeooo:rsid="00716210"/>
    </style:style>
    <style:style style:name="T123" style:family="text">
      <style:text-properties style:text-position="0% 100%" officeooo:rsid="0075b535"/>
    </style:style>
    <style:style style:name="T124" style:family="text">
      <style:text-properties style:text-position="0% 100%" officeooo:rsid="0078f704"/>
    </style:style>
    <style:style style:name="T125" style:family="text">
      <style:text-properties style:text-position="0% 100%" officeooo:rsid="007a4900"/>
    </style:style>
    <style:style style:name="T126" style:family="text">
      <style:text-properties style:text-position="0% 100%" officeooo:rsid="007b60ee"/>
    </style:style>
    <style:style style:name="T127" style:family="text">
      <style:text-properties style:text-position="0% 100%" officeooo:rsid="007d7ca2"/>
    </style:style>
    <style:style style:name="T128" style:family="text">
      <style:text-properties officeooo:rsid="00281b62"/>
    </style:style>
    <style:style style:name="T129" style:family="text">
      <style:text-properties officeooo:rsid="0029c586"/>
    </style:style>
    <style:style style:name="T130" style:family="text">
      <style:text-properties officeooo:rsid="002be47a"/>
    </style:style>
    <style:style style:name="T131" style:family="text">
      <style:text-properties officeooo:rsid="00337618"/>
    </style:style>
    <style:style style:name="T132" style:family="text">
      <style:text-properties officeooo:rsid="0035089a"/>
    </style:style>
    <style:style style:name="T133" style:family="text">
      <style:text-properties officeooo:rsid="0035d2e3"/>
    </style:style>
    <style:style style:name="T134" style:family="text">
      <style:text-properties officeooo:rsid="0039370d"/>
    </style:style>
    <style:style style:name="T135" style:family="text">
      <style:text-properties style:use-window-font-color="true" loext:opacity="0%" style:text-line-through-style="none" style:text-line-through-type="none" style:font-name="Calibri" fo:font-size="11pt" fo:language="fr" fo:country="FR" fo:font-weight="normal" style:letter-kerning="false" style:font-name-asian="Calibri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6" style:family="text">
      <style:text-properties style:use-window-font-color="true" loext:opacity="0%" style:font-name="Calibri" fo:font-size="11pt" fo:language="fr" fo:country="FR" fo:font-weight="normal" style:letter-kerning="false" style:font-name-asian="Calibri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7" style:family="text">
      <style:text-properties style:use-window-font-color="true" loext:opacity="0%" style:font-name="Calibri" fo:font-size="11pt" fo:language="fr" fo:country="FR" fo:font-weight="normal" officeooo:rsid="003f6569" style:letter-kerning="false" style:font-name-asian="Calibri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8" style:family="text">
      <style:text-properties style:use-window-font-color="true" loext:opacity="0%" style:font-name="Calibri" fo:font-weight="normal" style:font-name-asian="Calibri1" style:font-weight-asian="normal" style:font-name-complex="Times New Roman1" style:font-weight-complex="normal"/>
    </style:style>
    <style:style style:name="T139" style:family="text">
      <style:text-properties style:use-window-font-color="true" loext:opacity="0%" style:font-name="Calibri" fo:font-weight="normal" officeooo:rsid="00433ab3" style:font-name-asian="Calibri1" style:font-weight-asian="normal" style:font-name-complex="Times New Roman1" style:font-weight-complex="normal"/>
    </style:style>
    <style:style style:name="T140" style:family="text">
      <style:text-properties style:use-window-font-color="true" loext:opacity="0%" fo:font-weight="normal" officeooo:rsid="00433ab3" style:font-weight-asian="normal" style:font-weight-complex="normal"/>
    </style:style>
    <style:style style:name="T141" style:family="text">
      <style:text-properties style:text-underline-style="none"/>
    </style:style>
    <style:style style:name="T142" style:family="text">
      <style:text-properties style:text-underline-style="none" style:font-name-complex="Calibri1"/>
    </style:style>
    <style:style style:name="T143" style:family="text">
      <style:text-properties officeooo:rsid="006dc5d5"/>
    </style:style>
    <style:style style:name="T144" style:family="text">
      <style:text-properties officeooo:rsid="00716210"/>
    </style:style>
    <style:style style:name="T145" style:family="text">
      <style:text-properties officeooo:rsid="0078f704"/>
    </style:style>
    <style:style style:name="T146" style:family="text">
      <style:text-properties officeooo:rsid="007c0456"/>
    </style:style>
    <style:style style:name="T147" style:family="text">
      <style:text-properties officeooo:rsid="00801b8d"/>
    </style:style>
    <style:style style:name="T148" style:family="text">
      <style:text-properties officeooo:rsid="0080ad54"/>
    </style:style>
    <style:style style:name="T149" style:family="text">
      <style:text-properties officeooo:rsid="0081cb2b"/>
    </style:style>
    <style:style style:name="T150" style:family="text">
      <style:text-properties officeooo:rsid="00857b5d"/>
    </style:style>
    <style:style style:name="T151" style:family="text">
      <style:text-properties officeooo:rsid="0086cb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<text:bookmark-start text:name="_Toc505180700"/>TD 1 : Dépendances Fonctionnelles<text:bookmark-end text:name="_Toc505180700"/></text:h>
      <text:p text:style-name="P45">Objectif du TD</text:p>
      <text:list xml:id="list1816598974" text:style-name="WWNum3">
        <text:list-item>
          <text:p text:style-name="P69">Dépendances fonctionnelles</text:p>
        </text:list-item>
        <text:list-item>
          <text:p text:style-name="P69">Fermeture transitive. Calcul des implications</text:p>
        </text:list-item>
        <text:list-item>
          <text:p text:style-name="P69">Equivalence des ensembles de dépendances fonctionnelles</text:p>
        </text:list-item>
        <text:list-item>
          <text:p text:style-name="P69">Calcul de la couverture minimale</text:p>
        </text:list-item>
      </text:list>
      <text:list xml:id="list1283846132" text:style-name="WWNum16">
        <text:list-item>
          <text:h text:style-name="P46" text:outline-level="2"><text:bookmark-start text:name="_Toc505180701"/>Démonstrations autour des axiomes d’Armstrong<text:bookmark-end text:name="_Toc505180701"/></text:h>
        </text:list-item>
      </text:list>
      <text:p text:style-name="P47">Exercice 1 :</text:p>
      <text:p text:style-name="P1"><text:span text:style-name="T18">Q1 : </text:span><text:span text:style-name="T19">Dans le cours, nous avons vu comment la règle union se dérive des axiomes d’Amstrong. Démontrer de la même façon comment dériver les règles de décomposition et de pseudo-transitivité.</text:span></text:p>
      <text:p text:style-name="P70">Les trois axiomes d’Armstrong utilisables pour les démonstrations qui suivent sont les suivantes :</text:p>
      <text:list xml:id="list1308954590" text:style-name="WWNum38">
        <text:list-item>
          <text:p text:style-name="P60"><text:span text:style-name="T3">Réflexivité</text:span><text:span text:style-name="T7"> : si Y </text:span><text:span text:style-name="T39"></text:span><text:span text:style-name="T7"> X alors X</text:span><text:span text:style-name="T41"></text:span><text:span text:style-name="T7">Y <text:s text:c="2"/>(et donc <text:s/>X </text:span><text:span text:style-name="T39"></text:span><text:span text:style-name="T7"> X implique X</text:span><text:span text:style-name="T41"></text:span><text:span text:style-name="T7">X)</text:span></text:p>
          <text:list>
            <text:list-item>
              <text:p text:style-name="P60"><text:span text:style-name="T7">XX</text:span><text:span text:style-name="T41"></text:span><text:span text:style-name="T7">X et X</text:span><text:span text:style-name="T41"></text:span><text:span text:style-name="T7">XX</text:span></text:p>
            </text:list-item>
          </text:list>
        </text:list-item>
        <text:list-item>
          <text:p text:style-name="P60"><text:span text:style-name="T3">Transitivité </text:span><text:span text:style-name="T7">: si <text:s/>X</text:span><text:span text:style-name="T41"></text:span><text:span text:style-name="T7">Y et Y</text:span><text:span text:style-name="T41"></text:span><text:span text:style-name="T7">Z alors X</text:span><text:span text:style-name="T41"></text:span><text:span text:style-name="T7">Z</text:span></text:p>
        </text:list-item>
        <text:list-item>
          <text:p text:style-name="P60"><text:span text:style-name="T3">Augmentation </text:span><text:span text:style-name="T7">: si X</text:span><text:span text:style-name="T41"></text:span><text:span text:style-name="T7">Y alors quelque soit W, <text:s/>XW</text:span><text:span text:style-name="T41"></text:span><text:span text:style-name="T7">YW</text:span></text:p>
        </text:list-item>
      </text:list>
      <text:p text:style-name="P70">Axiome dérivé d’union déjà démontré :</text:p>
      <text:list xml:id="list104938763062611" text:continue-numbering="true" text:style-name="WWNum38">
        <text:list-item>
          <text:p text:style-name="P60"><text:span text:style-name="T3">Union : </text:span><text:span text:style-name="T7">si X</text:span><text:span text:style-name="T41"></text:span><text:span text:style-name="T7">Y et X</text:span><text:span text:style-name="T41"></text:span><text:span text:style-name="T7">Z alors X</text:span><text:span text:style-name="T41"></text:span><text:span text:style-name="T7">YZ</text:span></text:p>
        </text:list-item>
      </text:list>
      <text:p text:style-name="P73">Preuve pour la décomposition</text:p>
      <text:list xml:id="list2567651606" text:style-name="WWNum12">
        <text:list-item>
          <text:list>
            <text:list-item>
              <text:p text:style-name="P61"><text:span text:style-name="T7">Décomposition : si X</text:span><text:span text:style-name="T41"></text:span><text:span text:style-name="T7">YZ alors X</text:span><text:span text:style-name="T41"></text:span><text:span text:style-name="T7">Y and X</text:span><text:span text:style-name="T41"></text:span><text:span text:style-name="T7">Z</text:span></text:p>
            </text:list-item>
          </text:list>
        </text:list-item>
      </text:list>
      <text:p text:style-name="P1"><text:span text:style-name="T7">Soit X</text:span><text:span text:style-name="T42"></text:span><text:span text:style-name="T7">YZ</text:span></text:p>
      <text:p text:style-name="P23"><text:span text:style-name="T7">Alors par réflexivité YZ</text:span><text:span text:style-name="T42"></text:span><text:span text:style-name="T7">Z et <text:s/>YZ</text:span><text:span text:style-name="T42"></text:span><text:span text:style-name="T7">Y</text:span></text:p>
      <text:p text:style-name="P2"><text:span text:style-name="T10">Puis par transitivité <text:s/></text:span><text:span text:style-name="T8">X</text:span><text:span text:style-name="T43"></text:span><text:span text:style-name="T8">YZ et YZ</text:span><text:span text:style-name="T43"></text:span><text:span text:style-name="T8">Z donne X</text:span><text:span text:style-name="T43"></text:span><text:span text:style-name="T8">Z et <text:s/>X</text:span><text:span text:style-name="T43"></text:span><text:span text:style-name="T8">YZ et <text:s/>YZ</text:span><text:span text:style-name="T43"></text:span><text:span text:style-name="T8">Y donne <text:s/>X</text:span><text:span text:style-name="T43"></text:span><text:span text:style-name="T8">Y</text:span></text:p>
      <text:p text:style-name="P5"/>
      <text:p text:style-name="P73">Preuve pour la pseudo-transivité</text:p>
      <text:list xml:id="list3696956767" text:style-name="WWNum14">
        <text:list-item>
          <text:list>
            <text:list-item>
              <text:p text:style-name="P62"><text:span text:style-name="T7">Pseudo-transitivité : si X</text:span><text:span text:style-name="T41"></text:span><text:span text:style-name="T7">Y et YZ</text:span><text:span text:style-name="T41"></text:span><text:span text:style-name="T7">W alors XZ</text:span><text:span text:style-name="T41"></text:span><text:span text:style-name="T7">W</text:span></text:p>
            </text:list-item>
          </text:list>
        </text:list-item>
      </text:list>
      <text:p text:style-name="P1"><text:span text:style-name="T7">Soit X</text:span><text:span text:style-name="T42"></text:span><text:span text:style-name="T7">Y et YZ</text:span><text:span text:style-name="T42"></text:span><text:span text:style-name="T7">W deux conditions vraies</text:span></text:p>
      <text:p text:style-name="P3"><text:span text:style-name="T11">Alors par augmentation on a <text:s/></text:span><text:span text:style-name="T9">X</text:span><text:span text:style-name="T43"></text:span><text:span text:style-name="T9">Y qui donne <text:s/>XZ</text:span><text:span text:style-name="T43"></text:span><text:span text:style-name="T9">YZ</text:span></text:p>
      <text:p text:style-name="P3"><text:span text:style-name="T11">Puis par transitivité on a <text:s/></text:span><text:span text:style-name="T9">X</text:span><text:span text:style-name="T8">Z</text:span><text:span text:style-name="T43"></text:span><text:span text:style-name="T9">YZ et <text:s/></text:span><text:span text:style-name="T8">YZ</text:span><text:span text:style-name="T43"></text:span><text:span text:style-name="T9">W qui donne <text:s/>XZ</text:span><text:span text:style-name="T43"></text:span><text:span text:style-name="T9">W</text:span></text:p>
      <text:list xml:id="list104937348699002" text:continue-list="list1283846132" text:style-name="WWNum16">
        <text:list-item>
          <text:h text:style-name="P80" text:outline-level="2"><text:bookmark-start text:name="_Toc505180702"/>Calcul de fermetures<text:bookmark-end text:name="_Toc505180702"/></text:h>
        </text:list-item>
      </text:list>
      <text:p text:style-name="P1"><text:span text:style-name="T18">Exercice 2 :</text:span><text:span text:style-name="T19"> Soit le schéma &lt; U,F &gt;=&lt; (E,S,T),[E</text:span><text:span text:style-name="T20">→</text:span><text:span text:style-name="T19">S] &gt; qui référence les employés d’une société. L’attribut E correspond à l’identifiant de l’employé, T à ses numéros de téléphones (fixe, portables,...) et S à son salaire.</text:span></text:p>
      <text:p text:style-name="P6"/>
      <text:p text:style-name="P1"><text:span text:style-name="T19">À un numéro d’employé est associé un salaire unique (E</text:span><text:span text:style-name="T20">→</text:span><text:span text:style-name="T19">S). Il n’y a pas de dépendance fonctionnelle liée à T car il y a plusieurs valeurs possibles (numéros de téléphone) pour un employé ou pour un salaire donné.</text:span></text:p>
      <text:p text:style-name="P6"/>
      <text:p text:style-name="P1"><text:span text:style-name="T18">Q1 :</text:span><text:span text:style-name="T19"> Calculez F+, fermeture de F, en utilisant les axiomes vus en cours. Que constatez-vous ?</text:span></text:p>
      <text:p text:style-name="P1"><text:span text:style-name="T44">Objectif</text:span><text:span text:style-name="T45"> : Montrer que ce calcul est fastidieux, cela génère beaucoup de dépendances fonctionnelles, cela conduit à ne jamais faire ce calcul.</text:span></text:p>
      <text:p text:style-name="P74"><text:soft-page-break/>Calcul de F+ :</text:p>
      <text:p text:style-name="P5">La fermeture est l’ensemble des dépendances fonctionnelles qui contient TOUTES les dépendances fonctionnelles imposées par F, dépendances calculées en s’appuyant sur les axiomes d’Armstrong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<text:span text:style-name="T1">F+ =</text:span><text:span text:style-name="T5"> {</text:span></text:p>
            <text:p text:style-name="P20"><text:span text:style-name="T6">E</text:span><text:span text:style-name="T16">→</text:span><text:span text:style-name="T6">S</text:span></text:p>
            <text:p text:style-name="P10"/>
            <text:p text:style-name="P10">E→E, S→S, T→T, ES→ES, ET→ET, ST→ST, EST→EST</text:p>
            <text:p text:style-name="P7"/>
            <text:p text:style-name="P7"/>
            <text:p text:style-name="P10">EE→SE, ES→SS, ET→ST,<text:span text:style-name="T80"> (</text:span><text:span text:style-name="T79">EES→ESS)</text:span>, ET→EST, EST→ST</text:p>
            <text:p text:style-name="P7"/>
            <text:p text:style-name="P10">ES→E, ES→S, ET→E, ET→T, ST→S, ST→T, EST→E, EST→S, EST→T, EST→ST</text:p>
            <text:p text:style-name="P7"/>
            <text:p text:style-name="P25"><text:span text:style-name="T36">(</text:span><text:span text:style-name="T32">E</text:span><text:span text:style-name="T37">S</text:span><text:span text:style-name="T32">→</text:span><text:span text:style-name="T37">E</text:span><text:span text:style-name="T36">)</text:span><text:span text:style-name="T26">, </text:span><text:span text:style-name="T32">ES→S</text:span><text:span text:style-name="T26">, </text:span><text:span text:style-name="T27">ET→E</text:span><text:span text:style-name="T26">, ET→T, </text:span><text:span text:style-name="T30">ST→T, ST→S, </text:span><text:span text:style-name="T26"><text:s/></text:span><text:span text:style-name="T28">(</text:span><text:span text:style-name="T32">ET→S</text:span><text:span text:style-name="T33">)</text:span><text:span text:style-name="T26">, </text:span><text:span text:style-name="T29">(</text:span><text:span text:style-name="T32">ET→T</text:span><text:span text:style-name="T34">)</text:span><text:span text:style-name="T26">, </text:span><text:span text:style-name="T30">EST→E, EST→S, EST→T, </text:span><text:span text:style-name="T38">EST→ES, EST→ET,</text:span><text:span text:style-name="T35"> (EST→ST)</text:span></text:p>
            <text:p text:style-name="P7"/>
            <text:p text:style-name="P16">(E→E, E→S,)</text:p>
            <text:p text:style-name="P11">ET→S, <text:span text:style-name="T88">(</text:span><text:span text:style-name="T80">ET→T</text:span>,<text:span text:style-name="T88">)</text:span></text:p>
            <text:p text:style-name="P8"><text:span text:style-name="T82">(</text:span><text:span text:style-name="T81">ET→E</text:span><text:span text:style-name="T86">, </text:span><text:span text:style-name="T81">ET→S</text:span><text:span text:style-name="T86">, </text:span><text:span text:style-name="T81">ET→T</text:span><text:span text:style-name="T86">,</text:span><text:span text:style-name="T88">)</text:span><text:span text:style-name="T86"> ET→ES, </text:span><text:span text:style-name="T88">(</text:span><text:span text:style-name="T81">ET→ET</text:span><text:span text:style-name="T86">, </text:span><text:span text:style-name="T81">ET→ST</text:span></text:p>
            <text:p text:style-name="P17"><text:span text:style-name="T86">EST→S, EST→T</text:span><text:span text:style-name="T88">)</text:span></text:p>
          </table:table-cell>
          <table:table-cell table:style-name="Table1.A1" office:value-type="string">
            <text:p text:style-name="P7"/>
            <text:p text:style-name="P7">Dépendance fonctionnelle d’origine<text:span text:style-name="T88">(1)</text:span></text:p>
            <text:p text:style-name="P7"/>
            <text:p text:style-name="P20"><text:span text:style-name="T6">Réflexivité (X</text:span><text:span text:style-name="T16">→X</text:span><text:span text:style-name="T12">)(7)</text:span></text:p>
            <text:p text:style-name="P7"/>
            <text:p text:style-name="P7"/>
            <text:p text:style-name="P7"/>
            <text:p text:style-name="P20"><text:span text:style-name="T6">Augmentation (E</text:span><text:span text:style-name="T16">→S) par E </text:span><text:span text:style-name="T17">(5)</text:span></text:p>
            <text:p text:style-name="P13">Par S (réflexivité)</text:p>
            <text:p text:style-name="P13">Par T</text:p>
            <text:p text:style-name="P13">Par ES (réflexivité)</text:p>
            <text:p text:style-name="P13">Par ET</text:p>
            <text:p text:style-name="P13">Par ST</text:p>
            <text:p text:style-name="P7"/>
            <text:p text:style-name="P20"><text:span text:style-name="T6">Décomposition sur les règles X</text:span><text:span text:style-name="T16">→X</text:span><text:span text:style-name="T6"> </text:span><text:span text:style-name="T12">(10)</text:span></text:p>
            <text:p text:style-name="P7"/>
            <text:p text:style-name="P7"/>
            <text:p text:style-name="P7">Décomposition des règles augmentées <text:span text:style-name="T88">(2)</text:span></text:p>
          </table:table-cell>
        </table:table-row>
      </table:table>
      <text:p text:style-name="P26"><text:span text:style-name="T6">Soit </text:span><text:bookmark-start text:name="_GoBack"/><text:span text:style-name="T2">25</text:span><text:bookmark-end text:name="_GoBack"/><text:span text:style-name="T6"> dépendances fonctionnelles.</text:span></text:p>
      <text:p text:style-name="P1"><text:span text:style-name="T2">Y-a-t-il un algorithme optimal de calcul de l’ensemble des dépendances fonctionnelles (origine, réflexivité limitée à X</text:span><text:span text:style-name="T4">→X (réflexivité), augmentation, décomposition (réflexivité générale)) ?</text:span></text:p>
      <text:p text:style-name="P5"/>
      <text:p text:style-name="P45">Autre méthode pour vérifier que la fermeture précédente est complète</text:p>
      <text:p text:style-name="P45">Calcul de X+ (fermeture des attributs de X) par un ensemble de dépendances fonctionnelles F</text:p>
      <text:p text:style-name="P28"><text:span text:style-name="T6">X</text:span><text:span text:style-name="T48">vieux</text:span><text:span text:style-name="T6">=X</text:span></text:p>
      <text:p text:style-name="P28"><text:span text:style-name="T6">Ajout=VRAI<text:tab/><text:tab/></text:span><text:span text:style-name="T21">// Booléen pour savoir s’il faut rechercher d’autres attributs</text:span></text:p>
      <text:p text:style-name="P28"><text:span text:style-name="T2">Tantque</text:span><text:span text:style-name="T6"> Ajout=VRAI</text:span></text:p>
      <text:p text:style-name="P28"><text:span text:style-name="T21"><text:tab/>// Existe-t-il un attribut Z non présent dans </text:span><text:span text:style-name="T22">X</text:span><text:span text:style-name="T49">vieux</text:span><text:span text:style-name="T50"> </text:span><text:span text:style-name="T21">accessible</text:span><text:span text:style-name="T50"> </text:span><text:span text:style-name="T21">par une des </text:span></text:p>
      <text:p text:style-name="P29"><text:span text:style-name="T21">// dépendances fonctionnelles de </text:span><text:span text:style-name="T22">F</text:span><text:span text:style-name="T21"> ?</text:span></text:p>
      <text:p text:style-name="P30"><text:span text:style-name="T6">X</text:span><text:span text:style-name="T48">neuf</text:span><text:span text:style-name="T6">=X</text:span><text:span text:style-name="T48">vieux</text:span><text:span text:style-name="T6"> </text:span><text:span text:style-name="T40"></text:span><text:span text:style-name="T6"> {Z|(Y</text:span><text:span text:style-name="T16">→</text:span><text:span text:style-name="T6">Z) </text:span><text:span text:style-name="T40"></text:span><text:span text:style-name="T6"> F, Y </text:span><text:span text:style-name="T40"></text:span><text:span text:style-name="T6"> X</text:span><text:span text:style-name="T48">vieux</text:span><text:span text:style-name="T6">}</text:span></text:p>
      <text:p text:style-name="P82">// Si on n’a pas réussi à ajouter un nouvel attribut, la fermeture est terminée</text:p>
      <text:p text:style-name="P30"><text:span text:style-name="T2">Si </text:span><text:span text:style-name="T6">X</text:span><text:span text:style-name="T48">neuf</text:span><text:span text:style-name="T6">=X</text:span><text:span text:style-name="T48">vieux</text:span></text:p>
      <text:p text:style-name="P31"><text:span text:style-name="T2">Alors </text:span><text:span text:style-name="T6">Ajout=FAUX</text:span></text:p>
      <text:p text:style-name="P31"><text:span text:style-name="T2">Sinon </text:span><text:span text:style-name="T6">X</text:span><text:span text:style-name="T48">vieux</text:span><text:span text:style-name="T6">=X</text:span><text:span text:style-name="T48">neuf</text:span></text:p>
      <text:p text:style-name="P83">FinSi</text:p>
      <text:p text:style-name="P84">FinTantque</text:p>
      <text:p text:style-name="P28"><text:span text:style-name="T6">X+ =X</text:span><text:span text:style-name="T48">neuf</text:span></text:p>
      <text:p text:style-name="P18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E+=<text:span text:style-name="T89">ES</text:span></text:p>
            <text:p text:style-name="P14">S+=<text:span text:style-name="T89">S</text:span></text:p>
            <text:p text:style-name="P14">T+=<text:span text:style-name="T89">T</text:span></text:p>
            <text:p text:style-name="P7"><text:span text:style-name="T52">ES+=</text:span><text:span text:style-name="T53">ES</text:span></text:p>
            <text:p text:style-name="P14">ET+=<text:span text:style-name="T90">EST</text:span></text:p>
            <text:p text:style-name="P14">ST+=<text:span text:style-name="T90">ST</text:span></text:p>
            <text:p text:style-name="P7"><text:span text:style-name="T52">EST+=</text:span><text:span text:style-name="T54">EST</text:span></text:p>
          </table:table-cell>
          <table:table-cell table:style-name="Table2.A1" office:value-type="string">
            <text:p text:style-name="P12">E→E,E→S, E→ES <text:span text:style-name="T91">(3)</text:span></text:p>
            <text:p text:style-name="P12">S→S <text:span text:style-name="T91">(1)</text:span></text:p>
            <text:p text:style-name="P12">T→T <text:span text:style-name="T91">(1)</text:span></text:p>
            <text:p text:style-name="P12">ES→E,ES→S,ES→ES <text:span text:style-name="T91">(3)</text:span></text:p>
            <text:p text:style-name="P12">ET→E,ET→S,ET→T,ET→ES,ET→ET,ET→EST <text:span text:style-name="T91">(7)</text:span></text:p>
            <text:p text:style-name="P12">ST→S,ST→T,ST→ST <text:span text:style-name="T91">(3)</text:span></text:p>
            <text:p text:style-name="P12">EST→E,EST→S,EST→T,EST→ES,EST→ST,EST→ET,EST→EST <text:span text:style-name="T91">(7)</text:span></text:p>
          </table:table-cell>
        </table:table-row>
      </table:table>
      <text:p text:style-name="P26"><text:span text:style-name="T6">Un ensemble de N éléments possède un nombre différent de sous-ensembles de 2</text:span><text:span text:style-name="T57">N</text:span><text:span text:style-name="T6">-1 (si l’on ne considère pas l’ensemble vide).</text:span></text:p>
      <text:p text:style-name="P1"><text:span text:style-name="T6">Les fermetures des ensembles d’attributs conduisent donc à 2</text:span><text:span text:style-name="T57">N</text:span><text:span text:style-name="T6">-1 dépendances fonctionnelles chacune, N correspondant au nombre d’éléments accessibles par cet ensemble.</text:span></text:p>
      <text:p text:style-name="P5">EST+ et ET+ conduisent donc chacun à 7 dépendances fonctionnelles (soit 14), ST+, ES+ et E+ conduisent à 3 dépendances (soit 9), S+ et T+ conduisent à 1 dépendances (soit 2), soit 25 dépendances fonctionnelles.</text:p>
      <text:p text:style-name="P26"><text:span text:style-name="T18">Q2 :</text:span><text:span text:style-name="T19"> Trouvez la/une clé du schéma &lt; U, F &gt;.</text:span></text:p>
      <text:p text:style-name="P26"><text:span text:style-name="T6">La clé d’un ensemble U est le sous-ensemble X de U de cardinalité minimale permettant de déterminer l’ensemble U dans sa totalité, soit X</text:span><text:span text:style-name="T16">→U.</text:span></text:p>
      <text:p text:style-name="P26"><text:span text:style-name="T4">Algorithme :</text:span><text:span text:style-name="T16"> </text:span><text:span text:style-name="T67">On prend l’ensemble X des attributs qui ne sont pas à droite des dépendances fonctionnelles</text:span><text:span text:style-name="T16">, et on ajoute des attributs si la règle </text:span><text:span text:style-name="T6">X</text:span><text:span text:style-name="T16">→U n’est pas satisfaite.</text:span></text:p>
      <text:p text:style-name="P75">Ne sont pas à droite : E,T<text:line-break/>En fermant, on retrouve E, S, T donc OK ; ET est l’unique clé minimale</text:p>
      <text:p text:style-name="P26"><text:span text:style-name="T18">Exercice 3 : </text:span><text:span text:style-name="T19">Soit l’ensemble des attributs U = [A,C,R,S] où A est un animal (ex. : moineau),</text:span><text:span text:style-name="T18"> </text:span><text:span text:style-name="T19">C sa classe (ex. : oiseau), R le mode de reproduction (ex : ovipare) et S le sexe (mâle ou femelle).</text:span></text:p>
      <text:p text:style-name="P26"><text:span text:style-name="T19">Soient F = [A</text:span><text:span text:style-name="T20">→</text:span><text:span text:style-name="T19">C,C</text:span><text:span text:style-name="T20">→</text:span><text:span text:style-name="T19">R] et G = [A</text:span><text:span text:style-name="T20">→</text:span><text:span text:style-name="T19">C,C</text:span><text:span text:style-name="T20">→</text:span><text:span text:style-name="T19">R,AS</text:span><text:span text:style-name="T20">→</text:span><text:span text:style-name="T19">R] deux ensembles de D.F.</text:span></text:p>
      <text:p text:style-name="P32"><text:span text:style-name="T18">Q1 : </text:span><text:span text:style-name="T19">F et G sont-ils équivalents ?</text:span></text:p>
      <text:p text:style-name="P70">On pourrait calculer F+ et G+ pour vérifier que les deux ensembles de dépendances fonctionnelles sont identiques. Cela est une solution trop longue pour pouvoir être faite dans la durée du TD.</text:p>
      <text:p text:style-name="P34">Si on compare nos deux ensembles de DF, on voit que G contient une DF de plus par rapport à F : AS→R. Pour prouver l’équivalence entre F et G il suffirait de prouver que AS→R est une DF dérivable de celles de F. <text:span text:style-name="T93">C’est le cas :<text:line-break/>Par transitivité entre A→C et C→R, on a A→R. Par augmentation de A→R avec S, on a AS→RS, et par décomposition de AS→RS, on a AS→R. Donc on est OK.<text:line-break/></text:span><text:span text:style-name="T94">Autre méthode : la</text:span><text:span text:style-name="T55"> fermeture de AS+ dans F</text:span><text:span text:style-name="T94"> donne ASC (grace à A→C) et R (car C→R) donc </text:span><text:span text:style-name="T55">AS→R appartient à F+</text:span><text:span text:style-name="T94">, ce qui implique que </text:span><text:span text:style-name="T55">F et G sont équivalents</text:span><text:span text:style-name="T94">.<text:line-break/></text:span><text:span text:style-name="T95">On aurait aussi pu calculer la couverture minimale de G, ça aurait donné F.</text:span></text:p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2"><text:span text:style-name="T23">Q2 : </text:span><text:span text:style-name="T24">Calculez A+. </text:span><text:span text:style-name="T19">Est-ce que A est une clé minimale du schéma ? Si ce n’est pas le cas, trouvez une clé minimale du schéma &lt; U,F &gt;</text:span></text:p>
      <text:p text:style-name="P36"><text:span text:style-name="T92">A</text:span><text:span text:style-name="T60">+</text:span><text:span text:style-name="T97">=ACR. Donc A n’est pas une clé car elle ne permet pas d’accéder à S. </text:span><text:span text:style-name="T98">Prenons les attributs à droite des DF, i.e. AS. Avec AS</text:span><text:span text:style-name="T61">+</text:span><text:span text:style-name="T98">=ASCR on aura donc AS la clé minimale unique du schéma.</text:span></text:p>
      <text:p text:style-name="P32"><text:span text:style-name="T18">Exercice 4 : </text:span><text:span text:style-name="T19">Soit le schéma &lt; U,F &gt;, où U = (A,D,E,L,O) et F = [DO</text:span><text:span text:style-name="T20">→</text:span><text:span text:style-name="T19">A,DE</text:span><text:span text:style-name="T20">→</text:span><text:span text:style-name="T19">L,EL</text:span><text:span text:style-name="T20">→</text:span><text:span text:style-name="T19">O], qui représente des événements organisés. D est une date, L un lieu, O un organisateur, A l’adresse d’un organisateur et E un événement. À un événement donné pour une date donnée, on associe un lieu unique (DE</text:span><text:span text:style-name="T20">→</text:span><text:span text:style-name="T19">L). À un événement donné pour un lieu donné, il n’existe qu’un seul organisateur (EL</text:span><text:span text:style-name="T20">→</text:span><text:span text:style-name="T19">O). Un organisateur a une adresse unique à une date donnée (DO</text:span><text:span text:style-name="T20">→</text:span><text:span text:style-name="T19">A).</text:span></text:p>
      <text:p text:style-name="P32"><text:span text:style-name="T18">Q1 : </text:span><text:span text:style-name="T19">Calculez DE+. Est-ce que DE est une clé minimale du schéma ?</text:span></text:p>
      <text:p text:style-name="P37">DE+ = DELOA ; <text:span text:style-name="T128">DE est bien une clé du schéma. </text:span><text:span text:style-name="T129">Comme D et E sont les seuls attributs qui ne sont pas à gauche des DF du schéma, on a bien une clé minimale.</text:span></text:p>
      <text:p text:style-name="P35"/>
      <text:p text:style-name="P35"/>
      <text:p text:style-name="P35"/>
      <text:p text:style-name="P35"/>
      <text:p text:style-name="P35"/>
      <text:p text:style-name="P35"/>
      <text:list xml:id="list104937648948475" text:continue-numbering="true" text:style-name="WWNum16">
        <text:list-item>
          <text:h text:style-name="P81" text:outline-level="2"><text:bookmark-start text:name="_Toc505180703"/>Calcul de couvertures minimales<text:bookmark-end text:name="_Toc505180703"/></text:h>
        </text:list-item>
      </text:list>
      <text:p text:style-name="P1"><text:span text:style-name="T18">Exercice 5 : </text:span><text:span text:style-name="T19">Soit la relation R(A,Pr,V,P) (on suppose que les a</text:span><text:span text:style-name="T51">i</text:span><text:span text:style-name="T19">, pr</text:span><text:span text:style-name="T51">i</text:span><text:span text:style-name="T19">, v</text:span><text:span text:style-name="T51">i</text:span><text:span text:style-name="T19"> et p</text:span><text:span text:style-name="T51">i</text:span><text:span text:style-name="T19"> sont distincts) 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5">Acheteur (A)</text:p>
          </table:table-cell>
          <table:table-cell table:style-name="Table3.A1" office:value-type="string">
            <text:p text:style-name="P15">Produit (Pr)</text:p>
          </table:table-cell>
          <table:table-cell table:style-name="Table3.A1" office:value-type="string">
            <text:p text:style-name="P15">Vendeur (V)</text:p>
          </table:table-cell>
          <table:table-cell table:style-name="Table3.A1" office:value-type="string">
            <text:p text:style-name="P15">Pays (P)</text:p>
          </table:table-cell>
        </table:table-row>
        <table:table-row table:style-name="Table3.1">
          <table:table-cell table:style-name="Table3.A1" office:value-type="string">
            <text:p text:style-name="P59">a1</text:p>
          </table:table-cell>
          <table:table-cell table:style-name="Table3.A1" office:value-type="string">
            <text:p text:style-name="P59">pr1</text:p>
          </table:table-cell>
          <table:table-cell table:style-name="Table3.A1" office:value-type="string">
            <text:p text:style-name="P59">v1</text:p>
          </table:table-cell>
          <table:table-cell table:style-name="Table3.A1" office:value-type="string">
            <text:p text:style-name="P59">p1</text:p>
          </table:table-cell>
        </table:table-row>
        <table:table-row table:style-name="Table3.1">
          <table:table-cell table:style-name="Table3.A1" office:value-type="string">
            <text:p text:style-name="P59">a2</text:p>
          </table:table-cell>
          <table:table-cell table:style-name="Table3.A1" office:value-type="string">
            <text:p text:style-name="P59">pr1</text:p>
          </table:table-cell>
          <table:table-cell table:style-name="Table3.A1" office:value-type="string">
            <text:p text:style-name="P59">v2</text:p>
          </table:table-cell>
          <table:table-cell table:style-name="Table3.A1" office:value-type="string">
            <text:p text:style-name="P59">p1</text:p>
          </table:table-cell>
        </table:table-row>
        <table:table-row table:style-name="Table3.1">
          <table:table-cell table:style-name="Table3.A1" office:value-type="string">
            <text:p text:style-name="P59">a1</text:p>
          </table:table-cell>
          <table:table-cell table:style-name="Table3.A1" office:value-type="string">
            <text:p text:style-name="P59">pr2</text:p>
          </table:table-cell>
          <table:table-cell table:style-name="Table3.A1" office:value-type="string">
            <text:p text:style-name="P59">v1</text:p>
          </table:table-cell>
          <table:table-cell table:style-name="Table3.A1" office:value-type="string">
            <text:p text:style-name="P59">p2</text:p>
          </table:table-cell>
        </table:table-row>
        <table:table-row table:style-name="Table3.1">
          <table:table-cell table:style-name="Table3.A1" office:value-type="string">
            <text:p text:style-name="P13">a2</text:p>
          </table:table-cell>
          <table:table-cell table:style-name="Table3.A1" office:value-type="string">
            <text:p text:style-name="P13">pr1</text:p>
          </table:table-cell>
          <table:table-cell table:style-name="Table3.A1" office:value-type="string">
            <text:p text:style-name="P13">v3</text:p>
          </table:table-cell>
          <table:table-cell table:style-name="Table3.A1" office:value-type="string">
            <text:p text:style-name="P13">p3</text:p>
          </table:table-cell>
        </table:table-row>
        <table:table-row table:style-name="Table3.1">
          <table:table-cell table:style-name="Table3.A1" office:value-type="string">
            <text:p text:style-name="P13">a3</text:p>
          </table:table-cell>
          <table:table-cell table:style-name="Table3.A1" office:value-type="string">
            <text:p text:style-name="P13">pr3</text:p>
          </table:table-cell>
          <table:table-cell table:style-name="Table3.A1" office:value-type="string">
            <text:p text:style-name="P13">v3</text:p>
          </table:table-cell>
          <table:table-cell table:style-name="Table3.A1" office:value-type="string">
            <text:p text:style-name="P13">p3</text:p>
          </table:table-cell>
        </table:table-row>
        <table:table-row table:style-name="Table3.1">
          <table:table-cell table:style-name="Table3.A1" office:value-type="string">
            <text:p text:style-name="P13">a3</text:p>
          </table:table-cell>
          <table:table-cell table:style-name="Table3.A1" office:value-type="string">
            <text:p text:style-name="P13">pr3</text:p>
          </table:table-cell>
          <table:table-cell table:style-name="Table3.A1" office:value-type="string">
            <text:p text:style-name="P13">v3</text:p>
          </table:table-cell>
          <table:table-cell table:style-name="Table3.A1" office:value-type="string">
            <text:p text:style-name="P13">p4</text:p>
          </table:table-cell>
        </table:table-row>
      </table:table>
      <text:p text:style-name="P26"><text:span text:style-name="T18">Q1 : </text:span><text:span text:style-name="T19">Trouvez toutes les dépendances fonctionnelles non triviales, c’est-à-dire qui ne sont pas de la forme A</text:span><text:span text:style-name="T20">→</text:span><text:span text:style-name="T19">A, vérifiées par cette extension (càd les n-uplets).</text:span></text:p>
      <text:p text:style-name="P44">La stratégie dans cette question est de déterminer des contre-exemples pour infirmer certaines des 26 possibilités. On va calculer toutes les dépendances fonctionnelles avec un seul attribut à gauche (on pourra ensuite utiliser la règle d’union si nécessaire).</text:p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20"><text:span text:style-name="T71">A</text:span><text:span text:style-name="T72">→Pr</text:span><text:span text:style-name="T16"> : a1,pr1/pr2</text:span></text:p>
            <text:p text:style-name="P21"><text:span text:style-name="T70">A→V</text:span><text:span text:style-name="T5"> : a2,v2/v3</text:span></text:p>
            <text:p text:style-name="P21"><text:span text:style-name="T70">A→P</text:span><text:span text:style-name="T5"> : a1,p1/p2</text:span></text:p>
            <text:p text:style-name="P20"><text:span text:style-name="T71">Pr</text:span><text:span text:style-name="T72">→A</text:span><text:span text:style-name="T16"> : pr1,a1/a2</text:span></text:p>
            <text:p text:style-name="P20"><text:span text:style-name="T71">Pr</text:span><text:span text:style-name="T72">→V</text:span><text:span text:style-name="T16"> : .pr1,v1/v2</text:span></text:p>
            <text:p text:style-name="P20"><text:span text:style-name="T71">Pr</text:span><text:span text:style-name="T72">→P</text:span><text:span text:style-name="T16"> : pr1,p1/p3</text:span></text:p>
            <text:p text:style-name="P20"><text:span text:style-name="T71">V</text:span><text:span text:style-name="T72">→A</text:span><text:span text:style-name="T16"> : v3,a2/a3</text:span></text:p>
            <text:p text:style-name="P20"><text:span text:style-name="T71">V</text:span><text:span text:style-name="T72">→Pr</text:span><text:span text:style-name="T16"> : v1,pr1/pr2</text:span></text:p>
            <text:p text:style-name="P20"><text:span text:style-name="T71">V</text:span><text:span text:style-name="T72">→P</text:span><text:span text:style-name="T16"> : v3,p3/p4</text:span></text:p>
            <text:p text:style-name="P20"><text:span text:style-name="T71">P</text:span><text:span text:style-name="T72">→A</text:span><text:span text:style-name="T16"> : p1,a1/a2</text:span></text:p>
            <text:p text:style-name="P20"><text:span text:style-name="T71">P</text:span><text:span text:style-name="T72">→Pr</text:span><text:span text:style-name="T16"> : p3,pr1/pr3</text:span></text:p>
            <text:p text:style-name="P20"><text:span text:style-name="T71">P</text:span><text:span text:style-name="T72">→V</text:span><text:span text:style-name="T16"> : p1,v1/v2</text:span></text:p>
          </table:table-cell>
          <table:table-cell table:style-name="Table4.A1" office:value-type="string">
            <text:p text:style-name="P20"><text:span text:style-name="T71">APr</text:span><text:span text:style-name="T72">→</text:span><text:span text:style-name="T71">V</text:span><text:span text:style-name="T6"> : a2,pr1,v2/v3</text:span></text:p>
            <text:p text:style-name="P20"><text:span text:style-name="T73">APr</text:span><text:span text:style-name="T74">→P</text:span><text:span text:style-name="T6"> </text:span><text:span text:style-name="T16">: a3,pr3,p3/p4</text:span></text:p>
            <text:p text:style-name="P24"><text:span text:style-name="T75">AV</text:span><text:span text:style-name="T76">→</text:span><text:span text:style-name="T75">Pr</text:span><text:span text:style-name="T25"> : </text:span><text:span text:style-name="T31">a1,v1,pr1/pr2</text:span></text:p>
            <text:p text:style-name="P7"><text:span text:style-name="T69">AV→P</text:span> : <text:span text:style-name="T130">a1,v1,p1/p2</text:span></text:p>
            <text:p text:style-name="P7"><text:span text:style-name="T78">AP→V</text:span> : <text:span text:style-name="T85">maybe, maybe not</text:span></text:p>
            <text:p text:style-name="P7">AP→Pr : <text:span text:style-name="T83">maybe, maybe not</text:span></text:p>
            <text:p text:style-name="P7">PrV→A : <text:span text:style-name="T84">maybe, maybe not</text:span></text:p>
            <text:p text:style-name="P7"><text:span text:style-name="T69">PrV→P</text:span> : <text:span text:style-name="T87">pr3, v3, p3/p4</text:span></text:p>
            <text:p text:style-name="P7"><text:span text:style-name="T69">PrP→A</text:span> :<text:span text:style-name="T46"> </text:span><text:span text:style-name="T47">pr1, p1, a1/a2</text:span></text:p>
            <text:p text:style-name="P13"><text:span text:style-name="T69">PrP→V</text:span> : <text:span text:style-name="T131">pr1, p1, v1/v2</text:span></text:p>
            <text:p text:style-name="P13"><text:span text:style-name="T69">VP→A</text:span> : <text:span text:style-name="T132">v3, p3, a2/a3</text:span></text:p>
            <text:p text:style-name="P13"><text:span text:style-name="T69">VP→Pr</text:span> : <text:span text:style-name="T133">v3, p3, pr1/pr3</text:span></text:p>
          </table:table-cell>
          <table:table-cell table:style-name="Table4.A1" office:value-type="string">
            <text:p text:style-name="P7"><text:span text:style-name="T69">APrV→P</text:span> : <text:span text:style-name="T134">a3, pr3, v3, p3/p4</text:span></text:p>
            <text:p text:style-name="P9">APrP→V : <text:span text:style-name="T85">maybe, maybe not</text:span></text:p>
            <text:p text:style-name="P9">AVP→Pr : <text:span text:style-name="T85">maybe, maybe not</text:span></text:p>
            <text:p text:style-name="P9">PrVP→A : <text:span text:style-name="T85">maybe, maybe not</text:span></text:p>
          </table:table-cell>
        </table:table-row>
      </table:table>
      <text:p text:style-name="P70">S’il n’y a pas de n-uplet doublon sur la partie droite d’une dépendance fonctionnelle dans une relation, alors on est en présence d’une dépendance fonctionnelle hypothétique.</text:p>
      <text:p text:style-name="P27"/>
      <text:p text:style-name="P27"/>
      <text:p text:style-name="P27"/>
      <text:p text:style-name="P27"/>
      <text:p text:style-name="P26"><text:span text:style-name="T18">Q2 : </text:span><text:span text:style-name="T19">Est-ce une couverture minimale ? Si ce n’est pas le cas, trouvez une couverture minimale à partir de cet ensemble de dépendances fonctionnelles. Détaillez chaque étape de l’algorithme.</text:span></text:p>
      <text:p text:style-name="P26"><text:span text:style-name="T6">La couverture n’est pas minimale, car </text:span><text:span text:style-name="T13">les DF avec 3 attributs à gauche sont déductibles des DF avec 2 attributs à gauche.</text:span></text:p>
      <text:p text:style-name="P74"><text:soft-page-break/>Calcul de la couverture minimale</text:p>
      <text:p text:style-name="P4"><text:span text:style-name="T6">F={</text:span><text:span text:style-name="T135">AP→V, </text:span><text:span text:style-name="T136">AP→Pr,</text:span><text:span text:style-name="T138"> </text:span><text:span text:style-name="T136">PrV→A, AprP→V, AVP→Pr, PrVP→A</text:span><text:span text:style-name="T6">}</text:span></text:p>
      <text:list xml:id="list539757507" text:style-name="WWNum4">
        <text:list-item>
          <text:p text:style-name="P85">Réduction des parties droites des dépendances fonctionnelles</text:p>
        </text:list-item>
      </text:list>
      <text:p text:style-name="P40"><text:span text:style-name="T6">F’={</text:span><text:span text:style-name="T135">AP→V, </text:span><text:span text:style-name="T136">AP→Pr,</text:span><text:span text:style-name="T138"> </text:span><text:span text:style-name="T136">PrV→A, A</text:span><text:span text:style-name="T137">P</text:span><text:span text:style-name="T136">rP→V, AVP→Pr, PrVP→A</text:span><text:span text:style-name="T6">} </text:span><text:span text:style-name="T14">(déjà fait par construction)</text:span></text:p>
      <text:p text:style-name="P41"/>
      <text:p text:style-name="P41"/>
      <text:list xml:id="list104937308434104" text:continue-numbering="true" text:style-name="WWNum4">
        <text:list-item>
          <text:p text:style-name="P87">Suppression des attributs redondants en partie gauche</text:p>
        </text:list-item>
      </text:list>
      <text:list xml:id="list908069128" text:style-name="L2">
        <text:list-item>
          <text:p text:style-name="P63"><text:span text:style-name="T15">APrP→V :</text:span></text:p>
          <text:list>
            <text:list-item>
              <text:p text:style-name="P64"><text:span text:style-name="T6">Pr redondant ? AP</text:span><text:span text:style-name="T57">+</text:span><text:span text:style-name="T99">=APVPr donc Pr est redondant. APrP→V devient AP→V</text:span></text:p>
            </text:list-item>
            <text:list-item>
              <text:p text:style-name="P65"><text:span text:style-name="T99">A redondant ? P</text:span><text:span text:style-name="T57">+</text:span><text:span text:style-name="T99">=P donc A pas redondant</text:span></text:p>
            </text:list-item>
          </text:list>
        </text:list-item>
        <text:list-item>
          <text:p text:style-name="P65"><text:span text:style-name="T99">AVP→Pr :</text:span></text:p>
          <text:list>
            <text:list-item>
              <text:p text:style-name="P65"><text:span text:style-name="T99">V redondant ? AP</text:span><text:span text:style-name="T57">+</text:span><text:span text:style-name="T99">=APVPr donc V redondant. AVP→Pr devient AP→Pr.</text:span></text:p>
            </text:list-item>
            <text:list-item>
              <text:p text:style-name="P66"><text:span text:style-name="T99">A redondant ? P</text:span><text:span text:style-name="T57">+</text:span><text:span text:style-name="T99">=P donc A pas redondant.</text:span></text:p>
            </text:list-item>
          </text:list>
        </text:list-item>
        <text:list-item>
          <text:p text:style-name="P67"><text:span text:style-name="T99">PrVP→A :</text:span></text:p>
          <text:list>
            <text:list-item>
              <text:p text:style-name="P67"><text:span text:style-name="T99">P redondant ? PrV</text:span><text:span text:style-name="T57">+</text:span><text:span text:style-name="T99">=PrVA donc P redondant. </text:span><text:span text:style-name="T100">PrVP→A devient PrV→A.</text:span></text:p>
            </text:list-item>
            <text:list-item>
              <text:p text:style-name="P68"><text:span text:style-name="T99">V redondant ? P</text:span><text:span text:style-name="T100">r</text:span><text:span text:style-name="T57">+</text:span><text:span text:style-name="T99">=P</text:span><text:span text:style-name="T100">r</text:span><text:span text:style-name="T99"> donc V pas redondant.</text:span></text:p>
            </text:list-item>
          </text:list>
        </text:list-item>
      </text:list>
      <text:p text:style-name="P42"/>
      <text:p text:style-name="P42"/>
      <text:p text:style-name="P113"><text:span text:style-name="T6">F’’={</text:span><text:span text:style-name="T139">AP→V, AP→Pr, PrV→A, AP→V, AP→Pr, PrV→A</text:span><text:span text:style-name="T6">}</text:span></text:p>
      <text:p text:style-name="P105">On supprime les doublons ; évidement, ceux-ci n’apportent rien : </text:p>
      <text:p text:style-name="P106"><text:span text:style-name="T6">F’’={</text:span><text:span text:style-name="T139">AP→V, AP→Pr, PrV→A</text:span><text:span text:style-name="T6">}</text:span></text:p>
      <text:p text:style-name="P41"/>
      <text:list xml:id="list104938571456823" text:continue-list="list104937308434104" text:style-name="WWNum4">
        <text:list-item>
          <text:p text:style-name="P87">Suppression des dépendances fonctionnelles superflues</text:p>
        </text:list-item>
      </text:list>
      <text:p text:style-name="P110"><text:span text:style-name="T6">F’’={</text:span><text:span text:style-name="T139">AP→V, AP→Pr, PrV→A</text:span><text:span text:style-name="T6">}</text:span></text:p>
      <text:p text:style-name="P110"><text:span text:style-name="T6"/></text:p>
      <text:p text:style-name="P112"><text:span text:style-name="T6">On ne peut rien toucher car</text:span></text:p>
      <text:list xml:id="list2629421661" text:style-name="L3">
        <text:list-item>
          <text:p text:style-name="P101"><text:span text:style-name="T6">Enlever AP→V est impossible car V n’est plus dans AP</text:span><text:span text:style-name="T57">+</text:span><text:span text:style-name="T101">=</text:span><text:span text:style-name="T110">Pr</text:span><text:span text:style-name="T99">.</text:span></text:p>
        </text:list-item>
        <text:list-item>
          <text:p text:style-name="P102"><text:span text:style-name="T99">Enlever AP→Pr est impossible car Pr n’est plus dans AP</text:span><text:span text:style-name="T57">+</text:span><text:span text:style-name="T101">=</text:span><text:span text:style-name="T110">V</text:span><text:span text:style-name="T99">.</text:span></text:p>
        </text:list-item>
        <text:list-item>
          <text:p text:style-name="P102"><text:span text:style-name="T99">Enlever PrV→A est impossible car A n’est plus dans PrV</text:span><text:span text:style-name="T57">+</text:span><text:span text:style-name="T101">=</text:span><text:span text:style-name="T109">∅</text:span><text:span text:style-name="T99">.</text:span></text:p>
        </text:list-item>
      </text:list>
      <text:p text:style-name="P5"/>
      <text:p text:style-name="P5"/>
      <text:p text:style-name="P5">L’ensemble minimal des dépendances fonctionnelles est donc le suivant : </text:p>
      <text:p text:style-name="P111"><text:span text:style-name="T6">F’’’={</text:span><text:span text:style-name="T139">AP→V, AP→Pr, PrV→A</text:span><text:span text:style-name="T6">}</text:span></text:p>
      <text:p text:style-name="P27"/>
      <text:p text:style-name="P26"><text:span text:style-name="T18">Q3 : </text:span><text:span text:style-name="T19">Trouvez une clé minimale du schéma &lt; U,F &gt;. Est-elle unique ?</text:span></text:p>
      <text:p text:style-name="P70">Y={ensemble des attributs non à droite des dépendances fonctionnelles}</text:p>
      <text:p text:style-name="P71">Prenons Y={P} (seule lettre uniquement à gauche)</text:p>
      <text:p text:style-name="P72">Avec F’’’={<text:span text:style-name="T140">AP→V, AP→Pr, PrV→A</text:span>}, on a P<text:span text:style-name="T56">+</text:span><text:span text:style-name="T96">=P donc P n’est pas une clef </text:span><text:span text:style-name="T120">(mais lui appartient forcément)</text:span><text:span text:style-name="T96">.</text:span></text:p>
      <text:list xml:id="list2111874638" text:style-name="L4">
        <text:list-item>
          <text:p text:style-name="P76"><text:span text:style-name="T102">Ajoutons A : AP</text:span><text:span text:style-name="T58">+</text:span><text:span text:style-name="T102">=PAVPr donc AP est une clé minimale.</text:span></text:p>
        </text:list-item>
        <text:list-item>
          <text:p text:style-name="P77"><text:span text:style-name="T102">A</text:span><text:span text:style-name="T99">joutons V : VP</text:span><text:span text:style-name="T57">+</text:span><text:span text:style-name="T99">=VP donc VP n’est pas une clé.</text:span></text:p>
          <text:list>
            <text:list-item>
              <text:p text:style-name="P78"><text:span text:style-name="T99">Ajoutons Pr : VPPr</text:span><text:span text:style-name="T57">+</text:span><text:span text:style-name="T99">=VPPrA. </text:span><text:span text:style-name="T103">Donc VPPr est une clé </text:span><text:span text:style-name="T105">minimale.</text:span></text:p>
            </text:list-item>
          </text:list>
        </text:list-item>
        <text:list-item>
          <text:p text:style-name="P77"><text:soft-page-break/><text:span text:style-name="T99">Ajoutons Pr : PPr</text:span><text:span text:style-name="T57">+</text:span><text:span text:style-name="T99">=PPr donc PPr n’est pas une clé.</text:span></text:p>
          <text:list>
            <text:list-item>
              <text:p text:style-name="P79"><text:span text:style-name="T99">Ajoutons A : </text:span><text:span text:style-name="T104">APPr</text:span><text:span text:style-name="T59">+</text:span><text:span text:style-name="T104">=APPrV donc APPr est une clé </text:span><text:span text:style-name="T106">minimale</text:span><text:span text:style-name="T104">. </text:span><text:span text:style-name="T107">(ça sert à rien mais bon)</text:span></text:p>
            </text:list-item>
          </text:list>
        </text:list-item>
      </text:list>
      <text:p text:style-name="P38"><text:span text:style-name="T18">Exercice 6 : </text:span><text:span text:style-name="T19">Soit un schéma &lt; U,F &gt; où U = (A,B,C,D,E) et F = {A</text:span><text:span text:style-name="T20">→</text:span><text:span text:style-name="T19">C,BC</text:span><text:span text:style-name="T20">→</text:span><text:span text:style-name="T19">D,ABD</text:span><text:span text:style-name="T20">→</text:span><text:span text:style-name="T19">E,AB</text:span><text:span text:style-name="T20">→</text:span><text:span text:style-name="T19">D}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22">Attributs</text:p>
          </table:table-cell>
          <table:table-cell table:style-name="Table5.A1" office:value-type="string">
            <text:p text:style-name="P22">A</text:p>
          </table:table-cell>
          <table:table-cell table:style-name="Table5.A1" office:value-type="string">
            <text:p text:style-name="P22">B</text:p>
          </table:table-cell>
          <table:table-cell table:style-name="Table5.A1" office:value-type="string">
            <text:p text:style-name="P22">C</text:p>
          </table:table-cell>
          <table:table-cell table:style-name="Table5.A1" office:value-type="string">
            <text:p text:style-name="P22">D</text:p>
          </table:table-cell>
          <table:table-cell table:style-name="Table5.A1" office:value-type="string">
            <text:p text:style-name="P22">E</text:p>
          </table:table-cell>
        </table:table-row>
        <table:table-row table:style-name="Table5.1">
          <table:table-cell table:style-name="Table5.A1" office:value-type="string">
            <text:p text:style-name="P22">A gauche</text:p>
          </table:table-cell>
          <table:table-cell table:style-name="Table5.A1" office:value-type="string">
            <text:p text:style-name="P22">3</text:p>
          </table:table-cell>
          <table:table-cell table:style-name="Table5.A1" office:value-type="string">
            <text:p text:style-name="P22">3</text:p>
          </table:table-cell>
          <table:table-cell table:style-name="Table5.A1" office:value-type="string">
            <text:p text:style-name="P22">1</text:p>
          </table:table-cell>
          <table:table-cell table:style-name="Table5.A1" office:value-type="string">
            <text:p text:style-name="P22">1</text:p>
          </table:table-cell>
          <table:table-cell table:style-name="Table5.A1" office:value-type="string">
            <text:p text:style-name="P22"/>
          </table:table-cell>
        </table:table-row>
        <table:table-row table:style-name="Table5.1">
          <table:table-cell table:style-name="Table5.A1" office:value-type="string">
            <text:p text:style-name="P22">A droite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>1</text:p>
          </table:table-cell>
          <table:table-cell table:style-name="Table5.A1" office:value-type="string">
            <text:p text:style-name="P22">2</text:p>
          </table:table-cell>
          <table:table-cell table:style-name="Table5.A1" office:value-type="string">
            <text:p text:style-name="P22">1</text:p>
          </table:table-cell>
        </table:table-row>
      </table:table>
      <text:p text:style-name="P26"><text:span text:style-name="T68">La table ci-dessus résume la position des attributs à gauche ou à droite des dépendances fonctionnelles </text:span><text:span text:style-name="T77">(raisonnement à faire après l’étape 1)</text:span><text:span text:style-name="T68">. Une règle qui est seule à permettre d’arriver à un attribut ne peut être superflue, mais elle peut peut-être s’optimiser sur sa partie gauche. </text:span><text:span text:style-name="T77">On peut imaginer que l’une des règles qui permet d’accéder à D soit potentiellement superflue.</text:span></text:p>
      <text:p text:style-name="P26"><text:span text:style-name="T18">Q1 : </text:span><text:span text:style-name="T19">Trouvez une couverture minimale de F</text:span><text:span text:style-name="T6">.</text:span></text:p>
      <text:list xml:id="list2370235884" text:style-name="WWNum6">
        <text:list-item>
          <text:p text:style-name="P49">Réduction des parties droites des dépendances fonctionnelles</text:p>
        </text:list-item>
      </text:list>
      <text:p text:style-name="P5"/>
      <text:p text:style-name="P108">F’={<text:span text:style-name="T141">A</text:span><text:span text:style-name="T142">→</text:span><text:span text:style-name="T141">C,BC</text:span><text:span text:style-name="T142">→</text:span><text:span text:style-name="T141">D,ABD</text:span><text:span text:style-name="T142">→</text:span><text:span text:style-name="T141">E,AB</text:span><text:span text:style-name="T142">→</text:span><text:span text:style-name="T141">D</text:span>}</text:p>
      <text:list xml:id="list104937755435070" text:continue-numbering="true" text:style-name="WWNum6">
        <text:list-item>
          <text:p text:style-name="P49">Suppression des attributs redondants en partie gauche</text:p>
        </text:list-item>
      </text:list>
      <text:p text:style-name="P39"><text:span text:style-name="T6">On utilise toutes les dépendances pour vérifier si on atteint un attribut en diminuant l’ensemble de départ. La règle A</text:span><text:span text:style-name="T16">→</text:span><text:span text:style-name="T6">C ne possède qu’un attribut à droite, elle ne bénéficie donc pas de cette optimisation.</text:span></text:p>
      <text:p text:style-name="P41"/>
      <text:list xml:id="list2049399815" text:style-name="L5">
        <text:list-item>
          <text:p text:style-name="P93">BC→D ?</text:p>
          <text:list>
            <text:list-item>
              <text:p text:style-name="P93">C superflue ? B<text:span text:style-name="T56">+</text:span><text:span text:style-name="T96">=</text:span><text:span text:style-name="T111">B</text:span><text:span text:style-name="T121">. C n’est pas superflue.</text:span></text:p>
            </text:list-item>
            <text:list-item>
              <text:p text:style-name="P94"><text:span text:style-name="T121">B </text:span><text:span text:style-name="T96">superflue ? C</text:span><text:span text:style-name="T56">+</text:span><text:span text:style-name="T96">=</text:span><text:span text:style-name="T108">C. B n’est pas superflue.</text:span></text:p>
            </text:list-item>
          </text:list>
        </text:list-item>
        <text:list-item>
          <text:p text:style-name="P94"><text:span text:style-name="T108">ABD→E ?</text:span></text:p>
          <text:list>
            <text:list-item>
              <text:p text:style-name="P94"><text:span text:style-name="T108">A superflue ? BD</text:span><text:span text:style-name="T62">+</text:span><text:span text:style-name="T108">=BD. </text:span><text:span text:style-name="T112">A n’est pas redondant.</text:span></text:p>
            </text:list-item>
            <text:list-item>
              <text:p text:style-name="P95"><text:span text:style-name="T112">B </text:span><text:span text:style-name="T108">superflue ? AD</text:span><text:span text:style-name="T62">+</text:span><text:span text:style-name="T108">=ADC. </text:span><text:span text:style-name="T113">B n’est pas redondant.</text:span></text:p>
            </text:list-item>
            <text:list-item>
              <text:p text:style-name="P96"><text:span text:style-name="T108">D superflue ? AB</text:span><text:span text:style-name="T62">+</text:span><text:span text:style-name="T108">=ABCD</text:span><text:span text:style-name="T119">E</text:span><text:span text:style-name="T108">. D redondant. ABD→E devient AB→E.</text:span></text:p>
            </text:list-item>
          </text:list>
        </text:list-item>
        <text:list-item>
          <text:p text:style-name="P97"><text:span text:style-name="T108">AB→D ?</text:span></text:p>
          <text:list>
            <text:list-item>
              <text:p text:style-name="P97"><text:span text:style-name="T114">A</text:span><text:span text:style-name="T108"> redondante ? B</text:span><text:span text:style-name="T62">+</text:span><text:span text:style-name="T108">=B donc non.</text:span></text:p>
            </text:list-item>
            <text:list-item>
              <text:p text:style-name="P90"><text:span text:style-name="T115">B</text:span><text:span text:style-name="T117"> redondante ? </text:span><text:span text:style-name="T116">A</text:span><text:span text:style-name="T63">+</text:span><text:span text:style-name="T116">=AC donc no</text:span><text:span text:style-name="T118">n.</text:span></text:p>
            </text:list-item>
          </text:list>
        </text:list-item>
      </text:list>
      <text:p text:style-name="P107">F’’={<text:span text:style-name="T143">A→C, BC→</text:span><text:span text:style-name="T144">D</text:span><text:span text:style-name="T143">, AB→E, AB→D</text:span>}</text:p>
      <text:list xml:id="list104937529988299" text:continue-list="list104937755435070" text:style-name="WWNum6">
        <text:list-item>
          <text:p text:style-name="P49">Suppression des dépendances fonctionnelles superflues</text:p>
        </text:list-item>
      </text:list>
      <text:p text:style-name="P52"/>
      <text:list xml:id="list1985446395" text:style-name="L6">
        <text:list-item>
          <text:p text:style-name="P51">Suppression de A→C ?</text:p>
          <text:list>
            <text:list-item>
              <text:p text:style-name="P51">Impossible sinon C n’est plus dans A<text:span text:style-name="T56">+</text:span><text:span text:style-name="T96">=A.</text:span></text:p>
            </text:list-item>
          </text:list>
        </text:list-item>
        <text:list-item>
          <text:p text:style-name="P53"><text:span text:style-name="T96">Suppression de BC→</text:span><text:span text:style-name="T122">D</text:span><text:span text:style-name="T96"> ?</text:span></text:p>
          <text:list>
            <text:list-item>
              <text:p text:style-name="P53"><text:span text:style-name="T96">Dans ce cas BC</text:span><text:span text:style-name="T56">+</text:span><text:span text:style-name="T96">=BC qui </text:span><text:span text:style-name="T122">ne </text:span><text:span text:style-name="T96">contient </text:span><text:span text:style-name="T122">pas D</text:span><text:span text:style-name="T96"> donc </text:span><text:span text:style-name="T122">non</text:span><text:span text:style-name="T96">.</text:span></text:p>
            </text:list-item>
          </text:list>
        </text:list-item>
        <text:list-item>
          <text:p text:style-name="P54"><text:span text:style-name="T96">Suppression de AB→E ?</text:span></text:p>
          <text:list>
            <text:list-item>
              <text:p text:style-name="P55"><text:span text:style-name="T96">Impossible c’est la seule règle qui donne E.</text:span></text:p>
            </text:list-item>
          </text:list>
        </text:list-item>
        <text:list-item>
          <text:p text:style-name="P56"><text:span text:style-name="T96">Suppression de AB→D ?</text:span></text:p>
          <text:list>
            <text:list-item>
              <text:p text:style-name="P50"><text:span text:style-name="T123">Dans ce cas AB</text:span><text:span text:style-name="T64">+</text:span><text:span text:style-name="T123">=ABCDE qui contient D donc oui.</text:span></text:p>
            </text:list-item>
          </text:list>
        </text:list-item>
      </text:list>
      <text:p text:style-name="P5"/>
      <text:p text:style-name="P109">F’’’={<text:span text:style-name="T143">A→C, BC→</text:span><text:span text:style-name="T144">D</text:span><text:span text:style-name="T143">, AB→E</text:span>}</text:p>
      <text:p text:style-name="P26"><text:span text:style-name="T18">Q2 : </text:span><text:span text:style-name="T19">Trouvez une clé minimale du schéma &lt; U,F &gt;. Est-elle unique ?</text:span></text:p>
      <text:p text:style-name="P5">Prendre tous les attributs non à droite des DF : </text:p>
      <text:p text:style-name="P57"><text:soft-page-break/>Y={B,A}. <text:span text:style-name="T145">C’est déjà une clé. AB</text:span><text:span text:style-name="T65">+</text:span><text:span text:style-name="T124">=ABCDE. </text:span><text:span text:style-name="T125">Inutile d’aller plus loins puisque toutes les clés doivent contenir AB. </text:span><text:span text:style-name="T126">Donc AB est la seule clé minimale.</text:span></text:p>
      <text:p text:style-name="P27"/>
      <text:p text:style-name="P27"/>
      <text:p text:style-name="P26"><text:span text:style-name="T18">Exercice 7 : </text:span><text:span text:style-name="T19">Dans l’algorithme pour calculer la couverture minimale, l’ordre des étapes est important. Si l’on inverse l’étape 2 et l’étape 3, l’algorithme ne donne pas toujours le résultat en une seule itération.</text:span></text:p>
      <text:p text:style-name="P26"><text:span text:style-name="T18">Q1 : </text:span><text:span text:style-name="T19">Afin d’illustrer l’importance de l’ordre des étapes, calculez la couverture minimale pour U = (A,B,C) et F = {A</text:span><text:span text:style-name="T20">→</text:span><text:span text:style-name="T19">B,AB</text:span><text:span text:style-name="T20">→</text:span><text:span text:style-name="T19">C,C</text:span><text:span text:style-name="T20">→</text:span><text:span text:style-name="T19">B} avec la version modifiée de l’algorithme et la version correcte. Comparez les résultats.</text:span></text:p>
      <text:p text:style-name="P74">Ordre préconisée pour une convergence en une passe</text:p>
      <text:list xml:id="list4168019634" text:style-name="WWNum8">
        <text:list-item>
          <text:p text:style-name="P88">Réduction des parties droites des dépendances fonctionnelles</text:p>
        </text:list-item>
      </text:list>
      <text:p text:style-name="P107">F’={<text:span text:style-name="T146">A→B, AB→C, C→B</text:span>}</text:p>
      <text:list xml:id="list104937813479812" text:continue-numbering="true" text:style-name="WWNum8">
        <text:list-item>
          <text:p text:style-name="P88">Suppression des attributs redondants en partie gauche</text:p>
        </text:list-item>
      </text:list>
      <text:list xml:id="list2160845341" text:style-name="L8">
        <text:list-item>
          <text:p text:style-name="P98">AB→C ?</text:p>
          <text:list>
            <text:list-item>
              <text:p text:style-name="P98">A redondant ? B<text:span text:style-name="T56">+</text:span><text:span text:style-name="T96">=B donc non.</text:span></text:p>
            </text:list-item>
            <text:list-item>
              <text:p text:style-name="P91"><text:span text:style-name="T127">B redondant ? A</text:span><text:span text:style-name="T66">+</text:span><text:span text:style-name="T127">=ABC qui contient C donc oui. AB→C devient A→C.</text:span></text:p>
            </text:list-item>
          </text:list>
        </text:list-item>
      </text:list>
      <text:p text:style-name="P41"/>
      <text:p text:style-name="P107">F’’={<text:span text:style-name="T147">A→B, A→C, C→B</text:span>}</text:p>
      <text:list xml:id="list104938907058897" text:continue-list="list104937813479812" text:style-name="WWNum8">
        <text:list-item>
          <text:p text:style-name="P88">Suppression des dépendances fonctionnelles superflues</text:p>
        </text:list-item>
      </text:list>
      <text:p text:style-name="P41"/>
      <text:list xml:id="list2914403694" text:style-name="L9">
        <text:list-item>
          <text:p text:style-name="P99">A→B superflue ?</text:p>
          <text:list>
            <text:list-item>
              <text:p text:style-name="P99">Sans cette règle : <text:span text:style-name="T96">A</text:span><text:span text:style-name="T56">+</text:span><text:span text:style-name="T96">=ABC donc oui.</text:span></text:p>
            </text:list-item>
          </text:list>
        </text:list-item>
        <text:list-item>
          <text:p text:style-name="P99"><text:span text:style-name="T96">A→C superflue ?</text:span></text:p>
          <text:list>
            <text:list-item>
              <text:p text:style-name="P103">Sans cette règle : A<text:span text:style-name="T56">+</text:span>=A donc non.</text:p>
            </text:list-item>
          </text:list>
        </text:list-item>
        <text:list-item>
          <text:p text:style-name="P103">C→B superflue ? Impossible, c’est la dernière qui mène à B.</text:p>
        </text:list-item>
      </text:list>
      <text:p text:style-name="P92"/>
      <text:p text:style-name="P107">F’’’={<text:span text:style-name="T148">A→C, C→B</text:span>}</text:p>
      <text:p text:style-name="P74">Inversion des étapes 2 et 3</text:p>
      <text:list xml:id="list659803577" text:style-name="WWNum9">
        <text:list-item>
          <text:p text:style-name="P89">Réduction des parties droites des dépendances fonctionnelles</text:p>
        </text:list-item>
      </text:list>
      <text:p text:style-name="P86"/>
      <text:p text:style-name="P107">F’={<text:span text:style-name="T149">A→B, AB→C, C→B</text:span>}</text:p>
      <text:list xml:id="list104938892366943" text:continue-numbering="true" text:style-name="WWNum9">
        <text:list-item>
          <text:p text:style-name="P89">Suppression des dépendances fonctionnelles superflues</text:p>
        </text:list-item>
      </text:list>
      <text:p text:style-name="P41"/>
      <text:list xml:id="list737496231" text:style-name="L10">
        <text:list-item>
          <text:p text:style-name="P100">A→B superflue ?</text:p>
          <text:list>
            <text:list-item>
              <text:p text:style-name="P104">A<text:span text:style-name="T56">+</text:span>=A sans ça donc non</text:p>
            </text:list-item>
          </text:list>
        </text:list-item>
        <text:list-item>
          <text:p text:style-name="P104">AB→C superflue ?</text:p>
          <text:list>
            <text:list-item>
              <text:p text:style-name="P104">AB<text:span text:style-name="T56">+</text:span>=AB donc non.</text:p>
            </text:list-item>
          </text:list>
        </text:list-item>
        <text:list-item>
          <text:p text:style-name="P104">C→B superflue ?</text:p>
          <text:list>
            <text:list-item>
              <text:p text:style-name="P104">C<text:span text:style-name="T56">+</text:span>=C donc non.</text:p>
            </text:list-item>
          </text:list>
        </text:list-item>
      </text:list>
      <text:p text:style-name="P41"/>
      <text:p text:style-name="P107">F’’={<text:span text:style-name="T150">A→B, AB→C, C→B</text:span>}</text:p>
      <text:list xml:id="list104937696975456" text:continue-list="list104938892366943" text:style-name="WWNum9">
        <text:list-item>
          <text:p text:style-name="P89">Suppression des attributs redondants en partie gauche</text:p>
        </text:list-item>
      </text:list>
      <text:p text:style-name="P41"/>
      <text:p text:style-name="P107"><text:soft-page-break/>F’’’={<text:span text:style-name="T151">A→B, A→C, C→B</text:span>} <text:span text:style-name="T151">et on a pas de couverture minimal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Cantarell" svg:font-family="Cantarell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next-style-name="Standard" style:default-outline-level="1" style:class="text">
      <style:paragraph-properties fo:margin-top="0in" fo:margin-bottom="0in" style:contextual-spacing="false" fo:line-height="150%" fo:text-align="start" style:justify-single-word="false" fo:orphans="2" fo:widows="2" style:punctuation-wrap="hanging" style:vertical-align="baseline" style:writing-mode="lr-tb"/>
      <style:text-properties fo:font-size="12pt" fo:font-weight="bold" style:font-name-asian="Times New Roman1" style:font-family-asian="'Times New Roman'" style:font-family-generic-asian="system" style:font-pitch-asian="variable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font-size="12pt" fo:font-weight="bold" style:font-name-asian="MS Gothic" style:font-family-asian="'MS Gothic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font-size="12pt" fo:font-style="italic" fo:font-weight="bold" style:font-name-asian="MS Gothic" style:font-family-asian="'MS Gothic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itre_20_11" style:display-name="Titre 11" style:family="paragraph" style:parent-style-name="Standard" style:next-style-name="Standard" style:default-outline-level="1" style:list-style-name="">
      <style:paragraph-properties fo:margin-left="0.472in" fo:margin-right="0in" fo:margin-top="0.3335in" fo:margin-bottom="0in" style:contextual-spacing="false" fo:line-height="115%" fo:text-align="justify" style:justify-single-word="false" fo:keep-together="always" fo:text-indent="0in" style:auto-text-indent="false" fo:keep-with-next="always"/>
      <style:text-properties style:font-name="Cambria" fo:font-family="Cambria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3_20_N1" style:display-name="Titre 3 N1" style:family="paragraph" style:parent-style-name="Standard" style:next-style-name="Standard" style:default-outline-level="3" style:list-style-name="">
      <style:paragraph-properties fo:margin-left="0.7201in" fo:margin-right="0in" fo:margin-top="0.0835in" fo:margin-bottom="0.0835in" style:contextual-spacing="false" fo:line-height="100%" fo:text-align="justify" style:justify-single-word="false" fo:keep-together="always" fo:text-indent="-0.248in" style:auto-text-indent="false" fo:keep-with-next="always"/>
      <style:text-properties fo:font-size="12pt" fo:font-weight="bold" style:font-name-asian="MS Gothic" style:font-family-asian="'MS Gothic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tre_20_4_20_N1" style:display-name="Titre 4 N1" style:family="paragraph" style:parent-style-name="Standard" style:next-style-name="Standard" style:default-outline-level="4" style:list-style-name="">
      <style:paragraph-properties fo:margin-left="0.6417in" fo:margin-right="0in" fo:margin-top="0.0835in" fo:margin-bottom="0.0835in" style:contextual-spacing="false" fo:line-height="115%" fo:text-align="justify" style:justify-single-word="false" fo:keep-together="always" fo:text-indent="-0.248in" style:auto-text-indent="false" fo:keep-with-next="always"/>
      <style:text-properties fo:font-size="12pt" fo:font-style="italic" fo:font-weight="bold" style:font-name-asian="MS Gothic" style:font-family-asian="'MS Gothic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.472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0.472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left="0.472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ans_20_interligne1" style:display-name="Sans interligne1" style:family="paragraph" style:next-style-name="No_20_Spacing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MS Mincho" style:font-family-asian="'MS Mincho'" style:font-family-generic-asian="system" style:font-pitch-asian="variable" style:language-asian="fr" style:country-asian="FR"/>
    </style:style>
    <style:style style:name="Titre_20_1_20_Num." style:display-name="Titre 1 Num." style:family="paragraph" style:parent-style-name="Heading_20_1" style:default-outline-level="">
      <style:paragraph-properties fo:margin-top="0.0835in" fo:margin-bottom="0.0835in" style:contextual-spacing="false" fo:line-height="100%" fo:text-align="justify" style:justify-single-word="false" fo:keep-together="auto" fo:break-before="page" fo:keep-with-next="auto" style:punctuation-wrap="hanging" style:vertical-align="baseline"/>
      <style:text-properties style:use-window-font-color="true" loext:opacity="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.472in" fo:margin-right="0in" fo:margin-top="0.3335in" fo:margin-bottom="0in" style:contextual-spacing="false" fo:line-height="115%" fo:text-align="justify" style:justify-single-word="false" fo:text-indent="0in" style:auto-text-indent="false"/>
      <style:text-properties style:use-window-font-color="true" loext:opacity="0%" fo:font-size="14pt" fo:font-weight="bold" style:font-size-asian="14pt" style:language-asian="fr" style:country-asian="FR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in" style:contextual-spacing="false" fo:line-height="115%" fo:text-align="justify" style:justify-single-word="false">
        <style:tab-stops>
          <style:tab-stop style:position="0.3055in"/>
          <style:tab-stop style:position="6.8839in" style:type="right" style:leader-style="dotted" style:leader-text="."/>
        </style:tab-stops>
      </style:paragraph-properties>
      <style:text-properties fo:font-weight="bold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align="justify" style:justify-single-word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75in" fo:margin-right="0in" fo:margin-top="0in" fo:margin-bottom="0.0693in" style:contextual-spacing="false" fo:line-height="100%" fo:text-align="justify" style:justify-single-word="false" fo:text-indent="0in" style:auto-text-indent="false">
        <style:tab-stops>
          <style:tab-stop style:position="0.472in"/>
          <style:tab-stop style:position="6.8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line-height="115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style:contextual-spacing="false" fo:line-height="115%" fo:text-align="justify" style:justify-single-word="false" fo:text-indent="0in" style:auto-text-indent="false"/>
    </style:style>
    <style:style style:name="Légende1" style:family="paragraph" style:parent-style-name="Standard" style:next-style-name="Standard" style:default-outline-level="">
      <style:paragraph-properties fo:margin-left="0.472in" fo:margin-right="0in" fo:margin-top="0in" fo:margin-bottom="0.139in" style:contextual-spacing="false" fo:line-height="100%" fo:text-align="justify" style:justify-single-word="false" fo:text-indent="0in" style:auto-text-indent="false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Normal_20__28_Web_29_1" style:display-name="Normal (Web)1" style:family="paragraph" style:parent-style-name="Standard" style:next-style-name="Normal_20__28_Web_29_" style:default-outline-level="">
      <style:paragraph-properties fo:margin-top="0.1945in" fo:margin-bottom="0.1945in" style:contextual-spacing="false" fo:line-height="100%"/>
      <style:text-properties style:font-name="Times" fo:font-family="Times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hoveredcourseelement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font-size="12pt" fo:font-weight="bold" style:font-name-asian="Times New Roman1" style:font-family-asian="'Times New Roman'" style:font-family-generic-asian="system" style:font-pitch-asian="variable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ans_20_interligne_20_Car" style:display-name="Sans interligne Car" style:family="text" style:parent-style-name="Default_20_Paragraph_20_Font">
      <style:text-properties style:font-name-asian="MS Mincho" style:font-family-asian="'MS Mincho'" style:font-family-generic-asian="system" style:font-pitch-asian="variable" style:language-asian="fr" style:country-asian="FR"/>
    </style:style>
    <style:style style:name="Titre_20_1_20_Car" style:display-name="Titre 1 C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1_20_Car1" style:display-name="Titre 1 Car1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en_20_hypertexte1" style:display-name="Lien hypertexte1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fo:font-size="12pt" fo:font-weight="bold" style:font-name-asian="MS Gothic" style:font-family-asian="'MS Gothic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font-size="12pt" fo:font-style="italic" fo:font-weight="bold" style:font-name-asian="MS Gothic" style:font-family-asian="'MS Gothic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rouge3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itre_20_3_20_Car1" style:display-name="Titre 3 Car1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4_20_Car1" style:display-name="Titre 4 Car1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Calibri1" style:font-family-asian="Calibri" style:font-family-generic-asian="system" style:font-pitch-asian="variable" style:font-name-complex="Times1" style:font-family-complex="Times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Aucune_20_liste1" style:display-name="Aucune liste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1.483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983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483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983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483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983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.483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983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722in"/>
        </style:list-level-properties>
        <style:text-properties style:font-name="Calibri2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1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1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ListLabel_20_9" text:bullet-char="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1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1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1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ListLabel_20_24" text:bullet-char="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1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1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4028in"/>
        </style:list-level-properties>
      </text:list-level-style-number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0.66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161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661in"/>
        </style:list-level-properties>
        <style:text-properties style:font-name="Symbol1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161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661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161in"/>
        </style:list-level-properties>
        <style:text-properties style:font-name="Symbol1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3.661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161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72in"/>
        </style:list-level-properties>
        <style:text-properties style:font-name="Symbol1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25in" fo:margin-left="1.472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72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72in"/>
        </style:list-level-properties>
        <style:text-properties style:font-name="Symbol1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25in" fo:margin-left="2.972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72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72in"/>
        </style:list-level-properties>
        <style:text-properties style:font-name="Symbol1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4.472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72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72in"/>
        </style:list-level-properties>
        <style:text-properties style:font-name="Symbol1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Leplumey</meta:initial-creator>
    <meta:editing-cycles>126</meta:editing-cycles>
    <meta:creation-date>2021-01-28T07:33:00</meta:creation-date>
    <dc:date>2021-02-02T10:49:36.845589398</dc:date>
    <meta:editing-duration>PT2H57M59S</meta:editing-duration>
    <meta:generator>LibreOffice/7.0.4.2$Linux_X86_64 LibreOffice_project/00$Build-2</meta:generator>
    <dc:creator>N. Gonzalez</dc:creator>
    <meta:document-statistic meta:table-count="5" meta:image-count="0" meta:object-count="0" meta:page-count="10" meta:paragraph-count="274" meta:word-count="2400" meta:character-count="13226" meta:non-whitespace-character-count="11221"/>
    <meta:user-defined meta:name="AppVersion">16.0000</meta:user-defined>
    <meta:user-defined meta:name="Company">INR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